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7.699cm" table:align="margins" style:writing-mode="lr-tb"/>
    </style:style>
    <style:style style:name="Table2.A" style:family="table-column">
      <style:table-column-properties style:column-width="5.9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5" style:family="table">
      <style:table-properties style:width="17.692cm" table:align="left" style:writing-mode="lr-tb"/>
    </style:style>
    <style:style style:name="Table5.A" style:family="table-column">
      <style:table-column-properties style:column-width="2.769cm"/>
    </style:style>
    <style:style style:name="Table5.B" style:family="table-column">
      <style:table-column-properties style:column-width="8.273cm"/>
    </style:style>
    <style:style style:name="Table5.C" style:family="table-column">
      <style:table-column-properties style:column-width="2.046cm"/>
    </style:style>
    <style:style style:name="Table5.D" style:family="table-column">
      <style:table-column-properties style:column-width="2.593cm"/>
    </style:style>
    <style:style style:name="Table5.E" style:family="table-column">
      <style:table-column-properties style:column-width="2.011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data-style-name="N0">
      <style:table-cell-properties fo:padding="0.097cm" fo:border-left="0.002cm solid #000000" fo:border-right="none" fo:border-top="none" fo:border-bottom="0.002cm solid #000000"/>
    </style:style>
    <style:style style:name="Table5.E2" style:family="table-cell" style:data-style-name="N0">
      <style:table-cell-properties fo:padding="0.097cm" fo:border-left="0.002cm solid #000000" fo:border-right="0.002cm solid #000000" fo:border-top="none" fo:border-bottom="0.002cm solid #000000"/>
    </style:style>
    <style:style style:name="Table5.E11" style:family="table-cell">
      <style:table-cell-properties fo:padding="0.097cm" fo:border-left="0.002cm solid #000000" fo:border-right="0.002cm solid #000000" fo:border-top="none" fo:border-bottom="0.002cm solid #000000"/>
    </style:style>
    <style:style style:name="Table6" style:family="table">
      <style:table-properties style:width="9.155cm" table:align="left" style:writing-mode="lr-tb"/>
    </style:style>
    <style:style style:name="Table6.A" style:family="table-column">
      <style:table-column-properties style:column-width="4.692cm"/>
    </style:style>
    <style:style style:name="Table6.B" style:family="table-column">
      <style:table-column-properties style:column-width="4.46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4.182cm" table:align="left" style:writing-mode="lr-tb"/>
    </style:style>
    <style:style style:name="Table7.A" style:family="table-column">
      <style:table-column-properties style:column-width="2.646cm"/>
    </style:style>
    <style:style style:name="Table7.B" style:family="table-column">
      <style:table-column-properties style:column-width="3.034cm"/>
    </style:style>
    <style:style style:name="Table7.C" style:family="table-column">
      <style:table-column-properties style:column-width="2.769cm"/>
    </style:style>
    <style:style style:name="Table7.D" style:family="table-column">
      <style:table-column-properties style:column-width="3.069cm"/>
    </style:style>
    <style:style style:name="Table7.E" style:family="table-column">
      <style:table-column-properties style:column-width="2.663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data-style-name="N0">
      <style:table-cell-properties fo:padding="0.097cm" fo:border-left="0.002cm solid #000000" fo:border-right="none" fo:border-top="none" fo:border-bottom="0.002cm solid #000000"/>
    </style:style>
    <style:style style:name="Table7.E2"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1.589cm" table:align="left" style:writing-mode="lr-tb"/>
    </style:style>
    <style:style style:name="Table8.A" style:family="table-column">
      <style:table-column-properties style:column-width="5.898cm"/>
    </style:style>
    <style:style style:name="Table8.B" style:family="table-column">
      <style:table-column-properties style:column-width="5.6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692cm" table:align="left" style:writing-mode="lr-tb"/>
    </style:style>
    <style:style style:name="Table9.A" style:family="table-column">
      <style:table-column-properties style:column-width="2.769cm"/>
    </style:style>
    <style:style style:name="Table9.B" style:family="table-column">
      <style:table-column-properties style:column-width="8.273cm"/>
    </style:style>
    <style:style style:name="Table9.C" style:family="table-column">
      <style:table-column-properties style:column-width="2.046cm"/>
    </style:style>
    <style:style style:name="Table9.D" style:family="table-column">
      <style:table-column-properties style:column-width="2.593cm"/>
    </style:style>
    <style:style style:name="Table9.E" style:family="table-column">
      <style:table-column-properties style:column-width="2.011cm"/>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table-cell-properties fo:background-color="#e6e6e6" fo:padding="0.097cm" fo:border-left="0.002cm solid #000000" fo:border-right="none" fo:border-top="none" fo:border-bottom="0.002cm solid #000000">
        <style:background-image/>
      </style:table-cell-properties>
    </style:style>
    <style:style style:name="Table9.D2"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E2"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9.A4" style:family="table-cell">
      <style:table-cell-properties fo:padding="0.097cm" fo:border-left="0.002cm solid #000000" fo:border-right="none" fo:border-top="none" fo:border-bottom="0.002cm solid #000000"/>
    </style:style>
    <style:style style:name="Table9.D4" style:family="table-cell" style:data-style-name="N0">
      <style:table-cell-properties fo:padding="0.097cm" fo:border-left="0.002cm solid #000000" fo:border-right="none" fo:border-top="none" fo:border-bottom="0.002cm solid #000000"/>
    </style:style>
    <style:style style:name="Table9.E4" style:family="table-cell" style:data-style-name="N0">
      <style:table-cell-properties fo:padding="0.097cm" fo:border-left="0.002cm solid #000000" fo:border-right="0.002cm solid #000000" fo:border-top="none" fo:border-bottom="0.002cm solid #000000"/>
    </style:style>
    <style:style style:name="Table9.E5" style:family="table-cell">
      <style:table-cell-properties fo:padding="0.097cm" fo:border-left="0.002cm solid #000000" fo:border-right="0.002cm solid #000000" fo:border-top="none" fo:border-bottom="0.002cm solid #000000"/>
    </style:style>
    <style:style style:name="Table10" style:family="table">
      <style:table-properties style:width="17.692cm" table:align="left" style:writing-mode="lr-tb"/>
    </style:style>
    <style:style style:name="Table10.A" style:family="table-column">
      <style:table-column-properties style:column-width="8.872cm"/>
    </style:style>
    <style:style style:name="Table10.B" style:family="table-column">
      <style:table-column-properties style:column-width="8.81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3" style:family="table">
      <style:table-properties style:width="15.833cm" fo:margin-left="1.593cm" fo:margin-right="0.273cm" table:align="margins" style:writing-mode="lr-tb"/>
    </style:style>
    <style:style style:name="Table3.A" style:family="table-column">
      <style:table-column-properties style:column-width="2.499cm" style:rel-column-width="10346*"/>
    </style:style>
    <style:style style:name="Table3.B" style:family="table-column">
      <style:table-column-properties style:column-width="13.333cm" style:rel-column-width="55189*"/>
    </style:style>
    <style:style style:name="Table3.1" style:family="table-row">
      <style:table-row-properties style:keep-together="true" fo:keep-together="auto"/>
    </style:style>
    <style:style style:name="Table3.A1" style:family="table-cell">
      <style:table-cell-properties style:vertical-align="top" fo:background-color="#333399" fo:padding="0.026cm" fo:border-left="none" fo:border-right="none" fo:border-top="0.018cm solid #000000" fo:border-bottom="0.018cm solid #000000" style:writing-mode="lr-tb">
        <style:background-image/>
      </style:table-cell-properties>
    </style:style>
    <style:style style:name="Table3.A2" style:family="table-cell">
      <style:table-cell-properties style:vertical-align="top" fo:padding="0.026cm" fo:border-left="none" fo:border-right="none" fo:border-top="0.018cm solid #000000" fo:border-bottom="0.018cm solid #000000" style:writing-mode="lr-tb"/>
    </style:style>
    <style:style style:name="Table4" style:family="table">
      <style:table-properties style:width="15.856cm" fo:margin-left="1.588cm" fo:margin-right="0.256cm" table:align="margins" style:writing-mode="lr-tb"/>
    </style:style>
    <style:style style:name="Table4.A" style:family="table-column">
      <style:table-column-properties style:column-width="3.263cm" style:rel-column-width="13489*"/>
    </style:style>
    <style:style style:name="Table4.B" style:family="table-column">
      <style:table-column-properties style:column-width="12.592cm" style:rel-column-width="52046*"/>
    </style:style>
    <style:style style:name="Table4.1" style:family="table-row">
      <style:table-row-properties style:keep-together="true" fo:keep-together="auto"/>
    </style:style>
    <style:style style:name="Table4.A1" style:family="table-cell">
      <style:table-cell-properties style:vertical-align="top" fo:background-color="#333399" fo:padding-left="0.191cm" fo:padding-right="0.191cm" fo:padding-top="0cm" fo:padding-bottom="0cm" fo:border-left="none" fo:border-right="none" fo:border-top="none" fo:border-bottom="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4.A1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 style:family="table">
      <style:table-properties style:width="17.679cm" fo:margin-left="0.009cm" table:align="left" style:writing-mode="lr-tb"/>
    </style:style>
    <style:style style:name="Table1.A" style:family="table-column">
      <style:table-column-properties style:column-width="1.169cm"/>
    </style:style>
    <style:style style:name="Table1.B" style:family="table-column">
      <style:table-column-properties style:column-width="16.51cm"/>
    </style:style>
    <style:style style:name="Table1.1" style:family="table-row">
      <style:table-row-properties style:keep-together="true" fo:keep-together="auto"/>
    </style:style>
    <style:style style:name="Table1.A1" style:family="table-cell">
      <style:table-cell-properties style:vertical-align="top" fo:background-color="#333399" fo:padding-left="0.191cm" fo:padding-right="0.191cm" fo:padding-top="0cm" fo:padding-bottom="0cm" fo:border-left="none" fo:border-right="none" fo:border-top="none" fo:border-bottom="0.018cm solid #000000" style:writing-mode="lr-tb">
        <style:background-image/>
      </style:table-cell-properties>
    </style:style>
    <style:style style:name="Table1.2" style:family="table-row">
      <style:table-row-properties style:min-row-height="0.469cm" style:keep-together="true" fo:keep-together="auto"/>
    </style:style>
    <style:style style:name="Table1.A2" style:family="table-cell">
      <style:table-cell-properties style:vertical-align="top" fo:padding="0.191cm" fo:border-left="none" fo:border-right="none" fo:border-top="0.018cm solid #000000" fo:border-bottom="0.018cm solid #000000" style:writing-mode="lr-tb"/>
    </style:style>
    <style:style style:name="Table1.A3" style:family="table-cell">
      <style:table-cell-properties style:vertical-align="top" fo:padding="0.191cm" fo:border-left="none" fo:border-right="none" fo:border-top="none" fo:border-bottom="0.018cm solid #000000" style:writing-mode="lr-tb"/>
    </style:style>
    <style:style style:name="P1" style:family="paragraph" style:parent-style-name="Footer">
      <style:paragraph-properties fo:text-align="start" style:justify-single-word="false">
        <style:tab-stops>
          <style:tab-stop style:position="17.754cm" style:type="right"/>
        </style:tab-stops>
      </style:paragraph-properties>
    </style:style>
    <style:style style:name="P2" style:family="paragraph" style:parent-style-name="Standard">
      <style:paragraph-properties fo:text-align="end" style:justify-single-word="false"/>
      <style:text-properties style:font-name="Arial" style:font-name-complex="Arial"/>
    </style:style>
    <style:style style:name="P3" style:family="paragraph" style:parent-style-name="Standard">
      <style:paragraph-properties fo:text-align="start" style:justify-single-word="false"/>
      <style:text-properties style:font-name="Arial" style:font-name-complex="Arial"/>
    </style:style>
    <style:style style:name="P4" style:family="paragraph" style:parent-style-name="Standard">
      <style:paragraph-properties fo:text-align="start" style:justify-single-word="false"/>
      <style:text-properties fo:color="#333399" style:font-name="Arial" fo:font-size="36pt" fo:font-style="italic" fo:font-weight="bold" style:font-size-asian="36pt" style:font-style-asian="italic" style:font-weight-asian="bold" style:font-name-complex="Arial" style:font-style-complex="italic" style:font-weight-complex="bold"/>
    </style:style>
    <style:style style:name="P5" style:family="paragraph" style:parent-style-name="Standard">
      <style:paragraph-properties fo:text-align="start" style:justify-single-word="false"/>
      <style:text-properties fo:color="#333399" style:font-name="Arial" fo:font-size="24pt" fo:font-style="italic" fo:font-weight="bold" style:font-size-asian="24pt" style:font-style-asian="italic" style:font-weight-asian="bold" style:font-name-complex="Arial" style:font-style-complex="italic" style:font-weight-complex="bold"/>
    </style:style>
    <style:style style:name="P6" style:family="paragraph" style:parent-style-name="Standard">
      <style:text-properties fo:color="#333399" style:font-name="Arial" fo:font-size="20pt" fo:font-weight="bold" style:font-size-asian="20pt" style:font-weight-asian="bold" style:font-name-complex="Arial" style:font-weight-complex="bold"/>
    </style:style>
    <style:style style:name="P7" style:family="paragraph" style:parent-style-name="Standard">
      <style:text-properties fo:language="de" fo:country="DE" style:language-asian="zxx" style:country-asian="none"/>
    </style:style>
    <style:style style:name="P8" style:family="paragraph" style:parent-style-name="Standard">
      <style:paragraph-properties>
        <style:tab-stops>
          <style:tab-stop style:position="14.358cm"/>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text-properties fo:color="#000000" fo:language="zxx" fo:country="none" style:language-asian="zxx" style:country-asian="none"/>
    </style:style>
    <style:style style:name="P11" style:family="paragraph" style:parent-style-name="Standard">
      <style:text-properties fo:language="ru" fo:country="RU"/>
    </style:style>
    <style:style style:name="P12" style:family="paragraph" style:parent-style-name="Standard">
      <style:paragraph-properties>
        <style:tab-stops>
          <style:tab-stop style:position="-0.635cm"/>
        </style:tab-stops>
      </style:paragraph-properties>
      <style:text-properties fo:language="ru" fo:country="RU"/>
    </style:style>
    <style:style style:name="P13" style:family="paragraph" style:parent-style-name="Standard">
      <style:paragraph-properties fo:text-align="start" style:justify-single-word="false"/>
      <style:text-properties fo:language="ru" fo:country="RU"/>
    </style:style>
    <style:style style:name="P14" style:family="paragraph" style:parent-style-name="Standard">
      <style:text-properties style:font-name="Courier New1" fo:font-size="6pt" fo:language="ru" fo:country="RU" style:font-size-asian="6pt" style:font-size-complex="6pt"/>
    </style:style>
    <style:style style:name="P15" style:family="paragraph" style:parent-style-name="Standard">
      <style:text-properties fo:color="#dc2300" fo:language="ru" fo:country="RU"/>
    </style:style>
    <style:style style:name="P16" style:family="paragraph" style:parent-style-name="Standard">
      <style:paragraph-properties fo:break-before="page"/>
    </style:style>
    <style:style style:name="P17" style:family="paragraph" style:parent-style-name="Standard">
      <style:paragraph-properties fo:break-before="page"/>
      <style:text-properties fo:language="ru" fo:country="RU"/>
    </style:style>
    <style:style style:name="P18" style:family="paragraph" style:parent-style-name="TH">
      <style:paragraph-properties style:snap-to-layout-grid="false"/>
    </style:style>
    <style:style style:name="P19" style:family="paragraph" style:parent-style-name="TH">
      <style:paragraph-properties style:snap-to-layout-grid="false"/>
      <style:text-properties fo:font-weight="normal" style:font-weight-asian="normal"/>
    </style:style>
    <style:style style:name="P20" style:family="paragraph" style:parent-style-name="TH">
      <style:paragraph-properties style:snap-to-layout-grid="false"/>
      <style:text-properties fo:language="fr" fo:country="FR"/>
    </style:style>
    <style:style style:name="P21" style:family="paragraph" style:parent-style-name="TD">
      <style:paragraph-properties style:snap-to-layout-grid="false"/>
    </style:style>
    <style:style style:name="P22" style:family="paragraph" style:parent-style-name="TD">
      <style:paragraph-properties style:snap-to-layout-grid="false"/>
      <style:text-properties style:font-name="Courier New" fo:language="fr" fo:country="FR"/>
    </style:style>
    <style:style style:name="P23" style:family="paragraph" style:parent-style-name="TD">
      <style:paragraph-properties style:snap-to-layout-grid="false"/>
      <style:text-properties fo:font-weight="bold" style:font-weight-asian="bold"/>
    </style:style>
    <style:style style:name="P24" style:family="paragraph" style:parent-style-name="TD">
      <style:paragraph-properties style:snap-to-layout-grid="false"/>
      <style:text-properties fo:font-style="italic" style:font-style-asian="italic"/>
    </style:style>
    <style:style style:name="P25" style:family="paragraph" style:parent-style-name="TD">
      <style:paragraph-properties style:snap-to-layout-grid="false"/>
      <style:text-properties fo:text-transform="uppercase"/>
    </style:style>
    <style:style style:name="P26" style:family="paragraph" style:parent-style-name="TD">
      <style:paragraph-properties style:snap-to-layout-grid="false"/>
      <style:text-properties style:font-name-asian="Arial Unicode MS"/>
    </style:style>
    <style:style style:name="P27" style:family="paragraph" style:parent-style-name="TD">
      <style:paragraph-properties style:snap-to-layout-grid="false"/>
      <style:text-properties fo:language="de" fo:country="DE"/>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snap-to-layout-grid="false"/>
    </style:style>
    <style:style style:name="P30" style:family="paragraph" style:parent-style-name="Standard">
      <style:paragraph-properties fo:margin-left="0cm" fo:margin-right="0cm" fo:text-indent="0cm" style:auto-text-indent="false"/>
      <style:text-properties fo:language="ru" fo:country="RU"/>
    </style:style>
    <style:style style:name="P31" style:family="paragraph" style:parent-style-name="Table_20_Contents">
      <style:paragraph-properties fo:margin-left="0cm" fo:margin-right="0cm" fo:text-indent="0cm" style:auto-text-indent="false">
        <style:tab-stops/>
      </style:paragraph-properties>
      <style:text-properties fo:font-size="8pt" fo:language="ru" fo:country="RU" style:font-size-asian="8pt" style:font-size-complex="8pt"/>
    </style:style>
    <style:style style:name="P32" style:family="paragraph" style:parent-style-name="Contents_20_1">
      <style:paragraph-properties>
        <style:tab-stops>
          <style:tab-stop style:position="-2cm"/>
          <style:tab-stop style:position="-1cm"/>
          <style:tab-stop style:position="13.7cm"/>
          <style:tab-stop style:position="15.699cm" style:type="right" style:leader-style="dotted" style:leader-text="."/>
        </style:tab-stops>
      </style:paragraph-properties>
    </style:style>
    <style:style style:name="P33" style:family="paragraph" style:parent-style-name="Contents_20_1">
      <style:paragraph-properties>
        <style:tab-stops>
          <style:tab-stop style:position="0cm"/>
          <style:tab-stop style:position="1cm"/>
          <style:tab-stop style:position="15.699cm" style:type="right" style:leader-style="dotted" style:leader-text="."/>
          <style:tab-stop style:position="15.7cm"/>
        </style:tab-stops>
      </style:paragraph-properties>
    </style:style>
    <style:style style:name="P34" style:family="paragraph" style:parent-style-name="Contents_20_2">
      <style:paragraph-properties>
        <style:tab-stops>
          <style:tab-stop style:position="-2.501cm"/>
          <style:tab-stop style:position="-1.501cm"/>
          <style:tab-stop style:position="12.681cm"/>
          <style:tab-stop style:position="15.198cm" style:type="right" style:leader-style="dotted" style:leader-text="."/>
        </style:tab-stops>
      </style:paragraph-properties>
    </style:style>
    <style:style style:name="P35" style:family="paragraph" style:parent-style-name="Standard">
      <style:paragraph-properties fo:margin-left="0.099cm" fo:margin-right="0cm" fo:text-indent="0cm" style:auto-text-indent="false">
        <style:tab-stops>
          <style:tab-stop style:position="0cm"/>
        </style:tab-stops>
      </style:paragraph-properties>
      <style:text-properties fo:font-size="8pt" fo:language="ru" fo:country="RU" style:font-size-asian="8pt" style:font-size-complex="8pt"/>
    </style:style>
    <style:style style:name="P36" style:family="paragraph" style:parent-style-name="Table_20_Contents">
      <style:paragraph-properties fo:margin-left="0.099cm" fo:margin-right="0cm" fo:text-indent="0cm" style:auto-text-indent="false">
        <style:tab-stops>
          <style:tab-stop style:position="0cm"/>
        </style:tab-stops>
      </style:paragraph-properties>
      <style:text-properties fo:language="ru" fo:country="RU" fo:font-weight="bold" style:font-weight-asian="bold" style:font-weight-complex="bold"/>
    </style:style>
    <style:style style:name="P37" style:family="paragraph" style:parent-style-name="Beschriftung">
      <style:text-properties fo:language="ru" fo:country="RU"/>
    </style:style>
    <style:style style:name="P38" style:family="paragraph" style:parent-style-name="Beschriftung">
      <style:text-properties fo:language="zxx" fo:country="none" style:language-asian="zxx" style:country-asian="none"/>
    </style:style>
    <style:style style:name="P39" style:family="paragraph" style:parent-style-name="Table_20_Contents">
      <style:paragraph-properties fo:margin-left="0.18cm" fo:margin-right="0cm" fo:text-indent="0cm" style:auto-text-indent="false"/>
      <style:text-properties fo:language="ru" fo:country="RU" fo:font-weight="bold" style:font-weight-asian="bold" style:font-weight-complex="bold"/>
    </style:style>
    <style:style style:name="P40" style:family="paragraph" style:parent-style-name="Table_20_Contents">
      <style:paragraph-properties fo:margin-left="0.18cm" fo:margin-right="0cm" fo:text-indent="0cm" style:auto-text-indent="false"/>
      <style:text-properties fo:font-size="8pt" fo:language="ru" fo:country="RU" style:font-size-asian="8pt" style:font-size-complex="8pt"/>
    </style:style>
    <style:style style:name="P41" style:family="paragraph" style:parent-style-name="Table_20_Contents">
      <style:paragraph-properties fo:margin-left="0.18cm" fo:margin-right="0cm" fo:text-indent="0cm" style:auto-text-indent="false"/>
      <style:text-properties fo:font-size="8pt" fo:language="de" fo:country="DE" style:font-size-asian="8pt" style:font-size-complex="8pt"/>
    </style:style>
    <style:style style:name="P42" style:family="paragraph" style:parent-style-name="Table_20_Contents">
      <style:paragraph-properties fo:margin-left="0.049cm" fo:margin-right="0cm" fo:text-indent="0cm" style:auto-text-indent="false"/>
      <style:text-properties fo:language="ru" fo:country="RU" fo:font-weight="bold" style:font-weight-asian="bold" style:font-weight-complex="bold"/>
    </style:style>
    <style:style style:name="P43" style:family="paragraph" style:parent-style-name="Table_20_Contents">
      <style:paragraph-properties fo:margin-left="0.473cm" fo:margin-right="0cm" fo:text-indent="-0.293cm" style:auto-text-indent="false">
        <style:tab-stops/>
      </style:paragraph-properties>
      <style:text-properties fo:font-size="8pt" fo:language="ru" fo:country="RU" style:font-size-asian="8pt" style:font-size-complex="8pt"/>
    </style:style>
    <style:style style:name="P44" style:family="paragraph" style:parent-style-name="Table_20_Contents">
      <style:paragraph-properties fo:margin-left="0.229cm" fo:margin-right="0cm" fo:text-indent="0cm" style:auto-text-indent="false">
        <style:tab-stops>
          <style:tab-stop style:position="-0.7cm"/>
        </style:tab-stops>
      </style:paragraph-properties>
      <style:text-properties fo:font-size="8pt" fo:language="ru" fo:country="RU" style:font-size-asian="8pt" style:font-size-complex="8pt"/>
    </style:style>
    <style:style style:name="P45" style:family="paragraph" style:parent-style-name="Text_20_body">
      <style:text-properties style:font-name="Courier New1" fo:font-size="6pt" fo:language="ru" fo:country="RU" style:font-size-asian="6pt" style:font-size-complex="6pt"/>
    </style:style>
    <style:style style:name="P46" style:family="paragraph" style:parent-style-name="Text_20_body">
      <style:text-properties fo:language="ru" fo:country="RU"/>
    </style:style>
    <style:style style:name="P47" style:family="paragraph" style:parent-style-name="Table_20_Contents">
      <style:paragraph-properties fo:margin-left="0.199cm" fo:margin-right="0cm" fo:text-indent="0cm" style:auto-text-indent="false"/>
      <style:text-properties fo:language="ru" fo:country="RU"/>
    </style:style>
    <style:style style:name="P48" style:family="paragraph" style:parent-style-name="Table_20_Contents">
      <style:paragraph-properties fo:margin-left="0.199cm" fo:margin-right="0cm" fo:text-indent="0cm" style:auto-text-indent="false"/>
      <style:text-properties fo:language="ru" fo:country="RU" fo:font-weight="bold" style:font-weight-asian="bold" style:font-weight-complex="bold"/>
    </style:style>
    <style:style style:name="P49" style:family="paragraph" style:parent-style-name="Table_20_Contents">
      <style:paragraph-properties fo:margin-left="0.199cm" fo:margin-right="0cm" fo:text-indent="0cm" style:auto-text-indent="false"/>
      <style:text-properties fo:language="de" fo:country="DE"/>
    </style:style>
    <style:style style:name="P50" style:family="paragraph" style:parent-style-name="Table_20_Contents">
      <style:paragraph-properties fo:margin-left="0.199cm" fo:margin-right="0cm" fo:text-indent="0cm" style:auto-text-indent="false"/>
      <style:text-properties fo:language="de" fo:country="DE" fo:font-weight="bold" style:font-weight-asian="bold" style:font-weight-complex="bold"/>
    </style:style>
    <style:style style:name="P51" style:family="paragraph" style:parent-style-name="Table_20_Contents">
      <style:paragraph-properties fo:margin-left="0.199cm" fo:margin-right="0cm" fo:text-indent="0cm" style:auto-text-indent="false"/>
      <style:text-properties fo:font-size="9pt" fo:language="zxx" fo:country="none" style:font-size-asian="9pt" style:font-size-complex="9pt"/>
    </style:style>
    <style:style style:name="P52" style:family="paragraph" style:parent-style-name="Table_20_Contents">
      <style:paragraph-properties fo:margin-left="0.199cm" fo:margin-right="0cm" fo:text-indent="0cm" style:auto-text-indent="false"/>
      <style:text-properties fo:font-size="9pt" fo:language="de" fo:country="DE" style:font-size-asian="9pt" style:font-size-complex="9pt"/>
    </style:style>
    <style:style style:name="P53" style:family="paragraph" style:parent-style-name="Table_20_Contents">
      <style:paragraph-properties fo:margin-left="0.499cm" fo:margin-right="0cm" fo:text-indent="0cm" style:auto-text-indent="false"/>
      <style:text-properties fo:language="ru" fo:country="RU"/>
    </style:style>
    <style:style style:name="P54" style:family="paragraph" style:parent-style-name="Table_20_Contents">
      <style:paragraph-properties fo:margin-left="0.499cm" fo:margin-right="0cm" fo:text-indent="0cm" style:auto-text-indent="false"/>
      <style:text-properties fo:language="ru" fo:country="RU" fo:font-weight="bold" style:font-weight-asian="bold" style:font-weight-complex="bold"/>
    </style:style>
    <style:style style:name="P55" style:family="paragraph" style:parent-style-name="Table_20_Contents">
      <style:paragraph-properties fo:margin-left="0.499cm" fo:margin-right="0cm" fo:text-indent="0cm" style:auto-text-indent="false"/>
      <style:text-properties fo:language="de" fo:country="DE"/>
    </style:style>
    <style:style style:name="P56" style:family="paragraph" style:parent-style-name="Table_20_Contents">
      <style:paragraph-properties fo:margin-left="0.499cm" fo:margin-right="0cm" fo:text-indent="0cm" style:auto-text-indent="false"/>
      <style:text-properties fo:language="de" fo:country="DE" fo:font-weight="bold" style:font-weight-asian="bold" style:font-weight-complex="bold"/>
    </style:style>
    <style:style style:name="P57" style:family="paragraph" style:parent-style-name="Table_20_Contents">
      <style:paragraph-properties fo:margin-left="0.52cm" fo:margin-right="0cm" fo:text-indent="0cm" style:auto-text-indent="false"/>
      <style:text-properties fo:language="ru" fo:country="RU"/>
    </style:style>
    <style:style style:name="P58" style:family="paragraph" style:parent-style-name="Table_20_Contents">
      <style:paragraph-properties fo:margin-left="0.52cm" fo:margin-right="0cm" fo:text-indent="0cm" style:auto-text-indent="false"/>
      <style:text-properties fo:language="ru" fo:country="RU" fo:font-style="normal" fo:font-weight="bold" style:font-style-asian="normal" style:font-weight-asian="bold" style:font-style-complex="normal" style:font-weight-complex="bold"/>
    </style:style>
    <style:style style:name="P59" style:family="paragraph" style:parent-style-name="Table_20_Contents">
      <style:paragraph-properties fo:margin-left="0.52cm" fo:margin-right="0cm" fo:text-indent="0cm" style:auto-text-indent="false"/>
      <style:text-properties fo:language="de" fo:country="DE"/>
    </style:style>
    <style:style style:name="P60" style:family="paragraph" style:parent-style-name="Table_20_Contents">
      <style:paragraph-properties fo:margin-left="0.52cm" fo:margin-right="0cm" fo:text-indent="0cm" style:auto-text-indent="false"/>
      <style:text-properties fo:language="de" fo:country="DE" fo:font-style="normal" fo:font-weight="bold" style:font-style-asian="normal" style:font-weight-asian="bold" style:font-style-complex="normal" style:font-weight-complex="bold"/>
    </style:style>
    <style:style style:name="P61" style:family="paragraph" style:parent-style-name="Standard" style:master-page-name="First_20_Page">
      <style:paragraph-properties style:page-number="auto"/>
    </style:style>
    <style:style style:name="P62" style:family="paragraph" style:parent-style-name="Standard" style:list-style-name="L1"/>
    <style:style style:name="P63" style:family="paragraph" style:parent-style-name="Standard" style:list-style-name="L1">
      <style:text-properties fo:language="ru" fo:country="RU"/>
    </style:style>
    <style:style style:name="P64" style:family="paragraph" style:parent-style-name="Standard" style:list-style-name="L4">
      <style:text-properties fo:language="ru" fo:country="RU"/>
    </style:style>
    <style:style style:name="P65" style:family="paragraph" style:parent-style-name="Standard" style:list-style-name="L5">
      <style:text-properties fo:language="ru" fo:country="RU"/>
    </style:style>
    <style:style style:name="P66" style:family="paragraph" style:parent-style-name="Standard" style:list-style-name="L6">
      <style:text-properties fo:language="ru" fo:country="RU"/>
    </style:style>
    <style:style style:name="P67" style:family="paragraph" style:parent-style-name="Standard" style:list-style-name="L7">
      <style:text-properties fo:language="ru" fo:country="RU"/>
    </style:style>
    <style:style style:name="P68" style:family="paragraph" style:parent-style-name="Standard" style:list-style-name="L9">
      <style:text-properties fo:language="ru" fo:country="RU"/>
    </style:style>
    <style:style style:name="P69" style:family="paragraph" style:parent-style-name="Standard" style:list-style-name="L10">
      <style:text-properties fo:language="ru" fo:country="RU"/>
    </style:style>
    <style:style style:name="P70" style:family="paragraph" style:parent-style-name="Standard" style:list-style-name="L11">
      <style:text-properties fo:language="ru" fo:country="RU"/>
    </style:style>
    <style:style style:name="P71" style:family="paragraph" style:parent-style-name="Standard" style:list-style-name="L1">
      <style:text-properties style:text-line-through-style="solid" fo:language="ru" fo:country="RU"/>
    </style:style>
    <style:style style:name="P72" style:family="paragraph" style:parent-style-name="Standard" style:list-style-name="L1">
      <style:text-properties fo:language="de" fo:country="DE"/>
    </style:style>
    <style:style style:name="P73" style:family="paragraph" style:parent-style-name="Standard" style:list-style-name="L6"/>
    <style:style style:name="P74" style:family="paragraph" style:parent-style-name="Standard" style:list-style-name="L8"/>
    <style:style style:name="P75" style:family="paragraph" style:parent-style-name="Standard" style:list-style-name="L12"/>
    <style:style style:name="P76" style:family="paragraph" style:parent-style-name="Standard" style:list-style-name="L10">
      <style:paragraph-properties fo:margin-left="0cm" fo:margin-right="0cm" fo:text-indent="0cm" style:auto-text-indent="false"/>
      <style:text-properties fo:language="ru" fo:country="RU"/>
    </style:style>
    <style:style style:name="P77" style:family="paragraph" style:parent-style-name="Table_20_Contents" style:list-style-name="L2">
      <style:paragraph-properties fo:margin-left="0.18cm" fo:margin-right="0cm" fo:text-indent="0cm" style:auto-text-indent="false">
        <style:tab-stops>
          <style:tab-stop style:position="1.432cm"/>
        </style:tab-stops>
      </style:paragraph-properties>
      <style:text-properties fo:font-size="8pt" fo:language="ru" fo:country="RU" style:font-size-asian="8pt" style:font-size-complex="8pt"/>
    </style:style>
    <style:style style:name="P78" style:family="paragraph" style:parent-style-name="Table_20_Contents" style:list-style-name="L2">
      <style:paragraph-properties fo:margin-left="0cm" fo:margin-right="0cm" fo:text-indent="0cm" style:auto-text-indent="false">
        <style:tab-stops/>
      </style:paragraph-properties>
      <style:text-properties fo:font-size="8pt" fo:language="ru" fo:country="RU" style:font-size-asian="8pt" style:font-size-complex="8pt"/>
    </style:style>
    <style:style style:name="P79" style:family="paragraph" style:parent-style-name="Table_20_Contents" style:list-style-name="L3">
      <style:paragraph-properties fo:margin-left="0.196cm" fo:margin-right="0cm" fo:text-indent="0cm" style:auto-text-indent="false">
        <style:tab-stops>
          <style:tab-stop style:position="-0.586cm"/>
          <style:tab-stop style:position="-0.243cm"/>
          <style:tab-stop style:position="0.374cm"/>
        </style:tab-stops>
      </style:paragraph-properties>
      <style:text-properties fo:font-size="8pt" fo:language="ru" fo:country="RU" style:font-size-asian="8pt" style:font-size-complex="8pt"/>
    </style:style>
    <style:style style:name="P80" style:family="paragraph" style:parent-style-name="Table_20_Contents" style:list-style-name="L3">
      <style:paragraph-properties fo:margin-left="0.831cm" fo:margin-right="0cm" fo:text-indent="-0.635cm" style:auto-text-indent="false">
        <style:tab-stops>
          <style:tab-stop style:position="-0.586cm"/>
          <style:tab-stop style:position="0.374cm"/>
        </style:tab-stops>
      </style:paragraph-properties>
      <style:text-properties fo:font-size="8pt" fo:language="ru" fo:country="RU" style:font-size-asian="8pt" style:font-size-complex="8pt"/>
    </style:style>
    <style:style style:name="P81" style:family="paragraph" style:parent-style-name="Table_20_Contents" style:list-style-name="L3">
      <style:paragraph-properties fo:margin-left="0.229cm" fo:margin-right="0cm" fo:text-indent="0cm" style:auto-text-indent="false">
        <style:tab-stops>
          <style:tab-stop style:position="-0.7cm"/>
        </style:tab-stops>
      </style:paragraph-properties>
      <style:text-properties fo:font-size="8pt" fo:language="ru" fo:country="RU" style:font-size-asian="8pt" style:font-size-complex="8pt"/>
    </style:style>
    <style:style style:name="P82" style:family="paragraph" style:parent-style-name="Heading_20_5">
      <style:text-properties fo:language="ru" fo:country="RU"/>
    </style:style>
    <style:style style:name="P83" style:family="paragraph" style:parent-style-name="Heading_20_4">
      <style:text-properties fo:language="ru" fo:country="RU"/>
    </style:style>
    <style:style style:name="P84" style:family="paragraph" style:parent-style-name="Heading_20_3">
      <style:text-properties fo:language="ru" fo:country="RU"/>
    </style:style>
    <style:style style:name="P85" style:family="paragraph" style:parent-style-name="Heading_20_2">
      <style:text-properties fo:language="ru" fo:country="RU"/>
    </style:style>
    <style:style style:name="P86" style:family="paragraph" style:parent-style-name="Heading_20_1">
      <style:text-properties fo:language="ru" fo:country="RU"/>
    </style:style>
    <style:style style:name="P87" style:family="paragraph" style:parent-style-name="Heading_20_1">
      <style:text-properties style:font-name="Times New Roman" fo:language="ru" fo:country="RU"/>
    </style:style>
    <style:style style:name="P88" style:family="paragraph" style:parent-style-name="Heading_20_1">
      <style:paragraph-properties fo:break-before="page"/>
      <style:text-properties fo:language="ru" fo:country="RU"/>
    </style:style>
    <style:style style:name="T1" style:family="text">
      <style:text-properties fo:language="zxx" fo:country="none" style:language-asian="zxx" style:country-asian="none"/>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ru" fo:country="RU"/>
    </style:style>
    <style:style style:name="T5" style:family="text">
      <style:text-properties style:language-asian="zxx" style:country-asian="none"/>
    </style:style>
    <style:style style:name="T6" style:family="text">
      <style:text-properties style:text-position="super 58%"/>
    </style:style>
    <style:style style:name="T7" style:family="text">
      <style:text-properties style:text-position="super 58%" fo:language="de" fo:country="DE"/>
    </style:style>
    <style:style style:name="T8" style:family="text">
      <style:text-properties style:text-position="super 58%" fo:language="ru" fo:country="RU"/>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787cm" fo:text-indent="-0.635cm" fo:margin-left="2.7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2cm" fo:text-indent="-0.635cm" fo:margin-left="3.4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57cm" fo:text-indent="-0.635cm" fo:margin-left="4.0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2cm" fo:text-indent="-0.635cm" fo:margin-left="4.6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27cm" fo:text-indent="-0.635cm" fo:margin-left="5.3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2cm" fo:text-indent="-0.635cm" fo:margin-left="5.9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97cm" fo:text-indent="-0.635cm" fo:margin-left="6.5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2cm" fo:text-indent="-0.635cm" fo:margin-left="7.2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67cm" fo:text-indent="-0.635cm" fo:margin-left="7.8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2cm" fo:text-indent="-0.635cm" fo:margin-left="8.50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787cm" fo:text-indent="-0.635cm" fo:margin-left="2.7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2cm" fo:text-indent="-0.635cm" fo:margin-left="3.4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57cm" fo:text-indent="-0.635cm" fo:margin-left="4.0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2cm" fo:text-indent="-0.635cm" fo:margin-left="4.6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27cm" fo:text-indent="-0.635cm" fo:margin-left="5.3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2cm" fo:text-indent="-0.635cm" fo:margin-left="5.9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97cm" fo:text-indent="-0.635cm" fo:margin-left="6.5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2cm" fo:text-indent="-0.635cm" fo:margin-left="7.2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67cm" fo:text-indent="-0.635cm" fo:margin-left="7.8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2cm" fo:text-indent="-0.635cm" fo:margin-left="8.502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787cm" fo:text-indent="-0.635cm" fo:margin-left="2.7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2cm" fo:text-indent="-0.635cm" fo:margin-left="3.4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57cm" fo:text-indent="-0.635cm" fo:margin-left="4.0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2cm" fo:text-indent="-0.635cm" fo:margin-left="4.6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27cm" fo:text-indent="-0.635cm" fo:margin-left="5.3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2cm" fo:text-indent="-0.635cm" fo:margin-left="5.9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97cm" fo:text-indent="-0.635cm" fo:margin-left="6.5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2cm" fo:text-indent="-0.635cm" fo:margin-left="7.2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67cm" fo:text-indent="-0.635cm" fo:margin-left="7.8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2cm" fo:text-indent="-0.635cm" fo:margin-left="8.50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787cm" fo:text-indent="-0.635cm" fo:margin-left="2.7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2cm" fo:text-indent="-0.635cm" fo:margin-left="3.4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57cm" fo:text-indent="-0.635cm" fo:margin-left="4.0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2cm" fo:text-indent="-0.635cm" fo:margin-left="4.6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27cm" fo:text-indent="-0.635cm" fo:margin-left="5.3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2cm" fo:text-indent="-0.635cm" fo:margin-left="5.9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97cm" fo:text-indent="-0.635cm" fo:margin-left="6.5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2cm" fo:text-indent="-0.635cm" fo:margin-left="7.2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67cm" fo:text-indent="-0.635cm" fo:margin-left="7.8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2cm" fo:text-indent="-0.635cm" fo:margin-left="8.502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787cm" fo:text-indent="-0.635cm" fo:margin-left="2.7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2cm" fo:text-indent="-0.635cm" fo:margin-left="3.4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57cm" fo:text-indent="-0.635cm" fo:margin-left="4.0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2cm" fo:text-indent="-0.635cm" fo:margin-left="4.6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27cm" fo:text-indent="-0.635cm" fo:margin-left="5.3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2cm" fo:text-indent="-0.635cm" fo:margin-left="5.9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97cm" fo:text-indent="-0.635cm" fo:margin-left="6.5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2cm" fo:text-indent="-0.635cm" fo:margin-left="7.2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67cm" fo:text-indent="-0.635cm" fo:margin-left="7.8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2cm" fo:text-indent="-0.635cm" fo:margin-left="8.502cm"/>
        </style:list-level-properties>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2L" text:name="Company"/>
      </text:user-field-decls>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4"><text:title>Design of Fictitious Play and Related Algorithms</text:title></text:p>
      <text:p text:style-name="P5"><text:subject/></text:p>
      <text:p text:style-name="P3"/>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text:span text:style-name="Internet_20_link"/></text:p>
      <text:p text:style-name="P7"/>
      <text:p text:style-name="P16"/>
      <text:p text:style-name="Standard"/>
      <text:p text:style-name="Standard"/>
      <text:p text:style-name="Standard"/>
      <text:p text:style-name="P6">Table of Contents</text:p>
      <text:table-of-content text:style-name="Sect1" text:name="Table of Contents1">
        <text:table-of-content-source text:outline-level="4" text:use-index-marks="false" text:use-index-source-styles="true"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1cm" style:leader-char=" " style:with-tab="false"/>
            <text:index-entry-tab-stop style:type="left" style:position="15.7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1cm" style:leader-char=" " style:with-tab="false"/>
            <text:index-entry-tab-stop style:type="left" style:position="15.182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1cm" style:leader-char=" " style:with-tab="false"/>
            <text:index-entry-tab-stop style:type="left" style:position="14.683cm" style:leader-char=" "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Überschrift_20_1a"/>
          </text:index-source-styles>
          <text:index-source-styles text:outline-level="4">
            <text:index-source-style text:style-name="Heading_20_4"/>
          </text:index-source-styles>
        </text:table-of-content-source>
        <text:index-body>
          <text:p text:style-name="P32"><text:a xlink:type="simple" xlink:href="#__RefHeading__1677_309845569">1 Introduction<text:tab/>3</text:a></text:p>
          <text:p text:style-name="P34"><text:a xlink:type="simple" xlink:href="#__RefHeading__1679_309845569">1.1 Goal of This Document<text:tab/>3</text:a></text:p>
          <text:p text:style-name="P32"><text:a xlink:type="simple" xlink:href="#__RefHeading__1747_309845569">2 Appendix<text:tab/>4</text:a></text:p>
          <text:p text:style-name="P34"><text:a xlink:type="simple" xlink:href="#__RefHeading__1749_309845569">2.1 Typographic Conventions<text:tab/>4</text:a></text:p>
          <text:p text:style-name="P34"><text:a xlink:type="simple" xlink:href="#__RefHeading__1751_309845569">2.2 Glossary<text:tab/>4</text:a></text:p>
          <text:p text:style-name="P34"><text:a xlink:type="simple" xlink:href="#__RefHeading__1757_309845569">2.3 Figures<text:tab/>4</text:a></text:p>
          <text:p text:style-name="P34"><text:a xlink:type="simple" xlink:href="#__RefHeading__1759_309845569">2.4 Tables<text:tab/>4</text:a></text:p>
          <text:p text:style-name="P34"><text:a xlink:type="simple" xlink:href="#__RefHeading__1761_309845569">2.5 Bibliography<text:tab/>5</text:a></text:p>
          <text:p text:style-name="P34"><text:a xlink:type="simple" xlink:href="#__RefHeading__1763_309845569">2.6 Todo<text:tab/>5</text:a></text:p>
        </text:index-body>
      </text:table-of-content>
      <text:p text:style-name="Standard"/>
      <text:h text:style-name="P88" text:outline-level="1" text:restart-numbering="true" text:start-value="1"><text:bookmark text:name="__RefHeading__1677_309845569"/>Введение<text:bookmark-end text:name="__RefHeading__1677_309845569"/></text:h>
      <text:p text:style-name="P11">Этот документ содержит идеи и планы по реализации новой версии (на август 2011) <text:span text:style-name="T2">Fictitious Play </text:span>и сопутствующих алгоритмов, например Монте-Карло генератора дерева шансов.</text:p>
      <text:h text:style-name="P86" text:outline-level="1">План действий</text:h>
      <text:p text:style-name="P11">Здесь перечислены артефакты, которые нужно будет создать, и действия, которые нужно будет выполнить. Пока это не точный план, а проект, необходимый для обзора и детальной проработки отдельных пунктов. Элементы отсортированы в приблизительно хронологическом порядке создания, порожденным зависимостями между ними.</text:p>
      <text:list xml:id="list35464036" text:style-name="L1">
        <text:list-item>
          <text:p text:style-name="P62"><text:span text:style-name="T2">+</text:span><text:span text:style-name="T4">Сделать и протестировать </text:span><text:span text:style-name="T2">HE HS </text:span><text:span text:style-name="T4">ш-абстракцию</text:span></text:p>
        </text:list-item>
        <text:list-item>
          <text:p text:style-name="P63"><text:span text:style-name="T2">+</text:span>Сделать тулзу в <text:span text:style-name="T2">he.strategy.core </text:span>для анализа <text:span text:style-name="T2">HE </text:span>ш-абстракций</text:p>
        </text:list-item>
        <text:list-item>
          <text:p text:style-name="P71">Написать энумератор для индексов</text:p>
        </text:list-item>
        <text:list-item>
          <text:p text:style-name="P63"><text:span text:style-name="T2">+</text:span>Переделать <text:span text:style-name="T2">HS </text:span>на <text:span text:style-name="T2">LUT - </text:span>эвалуатор.</text:p>
        </text:list-item>
        <text:list-item>
          <text:p text:style-name="P63"><text:span text:style-name="T2">+ </text:span>Описать графически последнюю версию <text:span text:style-name="T2">Fictitious Play</text:span></text:p>
        </text:list-item>
        <text:list-item>
          <text:p text:style-name="P72">Сделать новый дизайн Fictitious Play </text:p>
        </text:list-item>
        <text:list-item>
          <text:p text:style-name="P63"><text:span text:style-name="T2">+</text:span>Написать монте-карло генератор <text:span text:style-name="T2">c</text:span>итуаций. </text:p>
        </text:list-item>
        <text:list-item>
          <text:p text:style-name="P63"><text:span text:style-name="T2">+ </text:span>Придумать формат для <text:span text:style-name="T2">MC ChanceTree.</text:span></text:p>
        </text:list-item>
        <text:list-item>
          <text:p text:style-name="P63"><text:span text:style-name="T2">+</text:span>Написать МК-генератор дерева шансов</text:p>
        </text:list-item>
        <text:list-item>
          <text:p text:style-name="P63"><text:span text:style-name="T2">+</text:span>Реализовать новый Fictitious<text:span text:style-name="T2"> Play </text:span></text:p>
        </text:list-item>
        <text:list-item>
          <text:p text:style-name="P63"><text:span text:style-name="T2">+</text:span>Проверить работу на <text:span text:style-name="T2">HS-</text:span>бакетайзере</text:p>
        </text:list-item>
        <text:list-item>
          <text:p text:style-name="P63">Написать сравнение стратегий</text:p>
        </text:list-item>
        <text:list-item>
          <text:p text:style-name="P63">Написать тест со сравнением стратегий со снапшотами и без него</text:p>
        </text:list-item>
        <text:list-item>
          <text:p text:style-name="P63">Написать код для конфигурации префлоп-бакетов по выбранным вручную покетам.</text:p>
        </text:list-item>
        <text:list-item>
          <text:p text:style-name="P63">Добавить в <text:span text:style-name="T2">HS-</text:span>бакетайзер выбор префлоп бакетов вручную и сравнить результаты.</text:p>
        </text:list-item>
        <text:list-item>
          <text:p text:style-name="P63">Попробовать другую стартовую стратегию и сравнить скорость схождения и результат.</text:p>
        </text:list-item>
        <text:list-item>
          <text:p text:style-name="P63">Написать пакет для метрик-бакетайзера</text:p>
        </text:list-item>
        <text:list-item>
          <text:p text:style-name="P63">Сделать <text:span text:style-name="T2">HS-</text:span>метрик бакетайзер, проверить и сравнить результаты с <text:span text:style-name="T2">HS-</text:span>бакетайзером с автоматическим и ручным выбором префлопа.</text:p>
        </text:list-item>
        <text:list-item>
          <text:p text:style-name="P63">Разобраться с алгоритмами кластеризации данных. Попробовать применить их для бакетайзинга. Надо будет сделать (или убедиться, что они уже есть) тесты для <text:span text:style-name="T2">EqLp </text:span>и <text:span text:style-name="T2">Fp, </text:span>в которых дерево шансов игрока неоднородно, т.е. у нодов одного раунда разное количество детей.</text:p>
          <text:p text:style-name="P72"/>
        </text:list-item>
      </text:list>
      <text:p text:style-name="P11"/>
      <text:h text:style-name="P86" text:outline-level="1">С<text:span text:style-name="T2">hanceTree</text:span></text:h>
      <text:p text:style-name="P11">Для генерации <text:span text:style-name="T2">ChanceTree </text:span>с помощью метода Монте Карло необходимо иметь счетик количества попыток<text:span text:style-name="T2">. </text:span>Это нужно для слияния деревьев, полученных в разных сессиях. Но можно пойти и другим путем, например во время генерации хранить результы в виде лога или хэша. Можно пойти и еще дальше, и использовать в <text:span text:style-name="T2">FictitousPlay </text:span>альтернативную форму <text:span text:style-name="T2">ChanceTree. </text:span>Таблица <text:sequence-ref text:reference-format="value" text:ref-name="refTable0">1</text:sequence-ref> содержит анализ возможных решений.</text:p>
      <table:table table:name="Table2" table:style-name="Table2">
        <table:table-column table:style-name="Table2.A" table:number-columns-repeated="3"/>
        <table:table-row>
          <table:table-cell table:style-name="Table2.A1" office:value-type="string">
            <text:p text:style-name="P36">Формат</text:p>
          </table:table-cell>
          <table:table-cell table:style-name="Table2.A1" office:value-type="string">
            <text:p text:style-name="P39">Достоинства</text:p>
          </table:table-cell>
          <table:table-cell table:style-name="Table2.C1" office:value-type="string">
            <text:p text:style-name="P42">Недостатки</text:p>
          </table:table-cell>
        </table:table-row>
        <table:table-row>
          <table:table-cell table:style-name="Table2.A2" office:value-type="string">
            <text:p text:style-name="P35">Породить от <text:span text:style-name="T2">ChanceTree </text:span>новый класс<text:span text:style-name="T2">, </text:span>содержащий <text:span text:style-name="T2">MC-counter. </text:span></text:p>
          </table:table-cell>
          <table:table-cell table:style-name="Table2.A2" office:value-type="string">
            <text:list xml:id="list35474034" text:style-name="L2">
              <text:list-header>
                <text:p text:style-name="P77">* Существующие классы и алго не меняются</text:p>
              </text:list-header>
            </text:list>
          </table:table-cell>
          <table:table-cell table:style-name="Table2.C2" office:value-type="string">
            <text:list xml:id="list35471498" text:continue-numbering="true" text:style-name="L2">
              <text:list-header>
                <text:p text:style-name="P78">* Нужен новый класс</text:p>
              </text:list-header>
            </text:list>
            <text:p text:style-name="P31">* В случае использования хэша в МК нужно будет писать преобразование по крайней мере из хэша в дерево</text:p>
          </table:table-cell>
        </table:table-row>
        <table:table-row>
          <table:table-cell table:style-name="Table2.A2" office:value-type="string">
            <text:p text:style-name="P35">Записывать счетчик в вероятность в корень. </text:p>
          </table:table-cell>
          <table:table-cell table:style-name="Table2.A2" office:value-type="string">
            <text:list xml:id="list35464916" text:style-name="L3">
              <text:list-header>
                <text:p text:style-name="P79">* Не нужны изменения в коде</text:p>
                <text:p text:style-name="P80"/>
              </text:list-header>
            </text:list>
          </table:table-cell>
          <table:table-cell table:style-name="Table2.C2" office:value-type="string">
            <text:list xml:id="list35471077" text:continue-numbering="true" text:style-name="L3">
              <text:list-header>
                <text:p text:style-name="P81">* Слишком искусственный прием (необщее решение)</text:p>
                <text:p text:style-name="P81">* Не будет работать верификация</text:p>
              </text:list-header>
            </text:list>
            <text:p text:style-name="P44">* В случае использования хэша в МК нужно будет писать преобразование по крайней мере из хэша в дерево</text:p>
          </table:table-cell>
        </table:table-row>
        <table:table-row>
          <table:table-cell table:style-name="Table2.A2" office:value-type="string">
            <text:p text:style-name="P35">Добавить счетчик его сразу в <text:span text:style-name="T2">ChanceTree.</text:span></text:p>
          </table:table-cell>
          <table:table-cell table:style-name="Table2.A2" office:value-type="string">
            <text:p text:style-name="P40">* Не нужен новый класс</text:p>
          </table:table-cell>
          <table:table-cell table:style-name="Table2.C2" office:value-type="string">
            <text:p text:style-name="P43">* Это поле не нужно существующим алго</text:p>
            <text:p text:style-name="P43">* При извлечении <text:span text:style-name="T2">PlayerTree </text:span>его будет нельзя рассчитать. И даже если можно, то не хочется тратить на это время</text:p>
            <text:p text:style-name="P43">* В случае использования хэша в МК нужно будет писать преобразование по крайней мере из хэша в дерево</text:p>
          </table:table-cell>
        </table:table-row>
        <table:table-row>
          <table:table-cell table:style-name="Table2.A2" office:value-type="string">
            <text:p text:style-name="P35">Для МС хранить дерево в виде хэш-таблицы</text:p>
            <text:p text:style-name="P35">Для алгоритмов записывать в <text:span text:style-name="T2">UfTree</text:span></text:p>
          </table:table-cell>
          <table:table-cell table:style-name="Table2.A2" office:value-type="string">
            <text:p text:style-name="P41">* <text:span text:style-name="T4">Не нужно менять существующий код</text:span></text:p>
          </table:table-cell>
          <table:table-cell table:style-name="Table2.C2" office:value-type="string">
            <text:p text:style-name="P43">* Нужно будет писать преобразование по крайней мере из хэша в дерево</text:p>
          </table:table-cell>
        </table:table-row>
        <table:table-row>
          <table:table-cell table:style-name="Table2.A2" office:value-type="string">
            <text:p text:style-name="P35">Предыдущий вариант, плюс <text:span text:style-name="T2">Fictitious Play </text:span>может использовать хэш напрямую</text:p>
          </table:table-cell>
          <table:table-cell table:style-name="Table2.A2" office:value-type="string">
            <text:p text:style-name="P40">* Не нужно менять существующий код</text:p>
          </table:table-cell>
          <table:table-cell table:style-name="Table2.C2" office:value-type="string">
            <text:p text:style-name="P43">* Дополнительная зависимость между МС и <text:span text:style-name="T2">Fictitious Play</text:span></text:p>
          </table:table-cell>
        </table:table-row>
      </table:table>
      <text:p text:style-name="P37">Table <text:sequence text:ref-name="refTable0" text:name="Table" text:formula="ooow:Table+1" style:num-format="1">1</text:sequence>.<text:span text:style-name="T1"> В</text:span><text:span text:style-name="T5">арианты представления данных </text:span><text:span text:style-name="T3">ChanceTree </text:span><text:span text:style-name="T5">для </text:span><text:span text:style-name="T3">MC</text:span></text:p>
      <text:p text:style-name="P11">Похоже самый выгодный вариант следующий: </text:p>
      <text:list xml:id="list35463295" text:style-name="L4">
        <text:list-item>
          <text:p text:style-name="P64">Для МС хранить данные в виде хэша или любом другом удобном для быстрого обновления и слияния. </text:p>
        </text:list-item>
        <text:list-item>
          <text:p text:style-name="P64">Генератор будет однопоточный, но можно будет запускать много копий, в т.ч. на разных машинах, а потом сливать результаты в <text:span text:style-name="T2">MC-</text:span>формат.</text:p>
        </text:list-item>
        <text:list-item>
          <text:p text:style-name="P64">Если надо, для существующих алго можно написать конвертер из МС формата в <text:span text:style-name="T2">UfTree. </text:span></text:p>
        </text:list-item>
        <text:list-item>
          <text:p text:style-name="P64"><text:span text:style-name="T2">Fictitious Play </text:span>может выбирать любой формат, который ему подходит больше - <text:span text:style-name="T2">MC </text:span>или <text:span text:style-name="T2">UfTree.</text:span></text:p>
        </text:list-item>
      </text:list>
      <text:p text:style-name="P11"/>
      <text:p text:style-name="P11">Такое решение позволит избежать проблем в старом <text:span text:style-name="T2">MC</text:span>-генераторе:</text:p>
      <text:list xml:id="list35470522" text:style-name="L5">
        <text:list-item>
          <text:p text:style-name="P65">Не надо защищать объекты от многопоточного доступа (это было узким местом)</text:p>
        </text:list-item>
        <text:list-item>
          <text:p text:style-name="P65"><text:soft-page-break/>Не надо искать путь в дереве путем перебора детей. Даже если стандартный хэш будет медленным, можно сделать любую удобную структуру.</text:p>
        </text:list-item>
      </text:list>
      <text:p text:style-name="P12">Также:</text:p>
      <text:list xml:id="list35472909" text:continue-numbering="true" text:style-name="L5">
        <text:list-item>
          <text:p text:style-name="P65">Не надо менять существующее <text:span text:style-name="T2">ChanceTree</text:span></text:p>
        </text:list-item>
        <text:list-item>
          <text:p text:style-name="P65">Не надо писать конвертер из <text:span text:style-name="T2">ChanceTree </text:span>в МС формат</text:p>
        </text:list-item>
      </text:list>
      <text:p text:style-name="P11"/>
      <text:p text:style-name="P11"/>
      <text:h text:style-name="Heading_20_1" text:outline-level="1">Монте-Карло генератор</text:h>
      <text:p text:style-name="P11">Этот генератор будет по заданному<text:span text:style-name="T2"> GameDef </text:span>генерировать карты игроков случайным образом. Оценка и сравнение результатов не будет его задачей. Он будет либо вызывать делегат, либо будет что то типа функции <text:span text:style-name="T2">Next(), </text:span>которую будет вызывать пользователь.</text:p>
      <text:p text:style-name="P11">Возвращаться будут руки игроков. Общие карты будут скопированы каждому.</text:p>
      <text:p text:style-name="P11">Нужно его выделить в отдельный пакет, т.к. он будет использоваться для генерации дерева шансов и для генерации метрик-бакетайзера, а может потом еще где-то. <text:s/>Можно положить его в <text:span text:style-name="T2">Metastrategy.</text:span></text:p>
      <text:p text:style-name="P11"/>
      <text:h text:style-name="Heading_20_1" text:outline-level="1">Монте-Карло С<text:span text:style-name="T2">hanceTree </text:span>генератор</text:h>
      <text:p text:style-name="P11">Нужно будет создать пакет <text:span text:style-name="T2">ai.pkr.ct-mcgen.</text:span></text:p>
      <text:h text:style-name="Heading_20_1" text:outline-level="1">FictitiousPlay</text:h>
      <text:p text:style-name="P11">Предыдущая версия алгоритма работала с одинаковой абстракцией шансов для каждой позиции. Как следствие, деревья игроков имели <text:s/>одинаковую структуру. Теперь стало очевидно, что одинаковая абстракция не использует максимально свои возможности, т.к. одни и те же карты играются в разных позициях по разному. Поэтому попытка объединить их в одну группу для всех позиций приводит к ухудшению качества абстракции.</text:p>
      <text:p text:style-name="P11">Учитывая вышесказанное, новый алгоритм будет исходить из того, что абстрации шансов для каждой позиции различны.</text:p>
      <text:h text:style-name="Heading_20_2" text:outline-level="2">Примеры деревьев для разных параметров</text:h>
      <text:p text:style-name="P11">Список содержит параметры <text:span text:style-name="T2">Strategy Tree </text:span>для одного игрока и <text:span text:style-name="T2">ChanceTree </text:span>для двух игроков для различных вариантов абстракции шансов с помощью бакетов для <text:span text:style-name="T2">Texas Holdem FL 2 Player.</text:span></text:p>
      <text:p text:style-name="P45">Buckets: [1 <text:s text:c="2"/>1 <text:s text:c="2"/>1 <text:s text:c="2"/>1 ], Player nodes: 17.223, leaves: 10.206; <text:s/>Chance nodes: 9, leaves: 1</text:p>
      <text:p text:style-name="P45">Buckets: [3 <text:s text:c="2"/>3 <text:s text:c="2"/>3 <text:s text:c="2"/>3 ], Player nodes: 1.287.727, leaves: 794.892; <text:s/>Chance nodes: 9.841, leaves: 6.561</text:p>
      <text:p text:style-name="P45">Buckets: [5 <text:s text:c="2"/>5 <text:s text:c="2"/>5 <text:s text:c="2"/>5 ], Player nodes: 9.785.591, leaves: 6.088.810; <text:s/>Chance nodes: 488.281, leaves: 390.625</text:p>
      <text:p text:style-name="P45">Buckets: [8 <text:s text:c="2"/>5 <text:s text:c="2"/>5 <text:s text:c="2"/>5 ], Player nodes: 15.656.945, leaves: 9.742.096; <text:s/>Chance nodes: 1.249.993, leaves: 1.000.000</text:p>
      <text:p text:style-name="P45">Buckets: [8 <text:s text:c="2"/>6 <text:s text:c="2"/>6 <text:s text:c="2"/>6 ], Player nodes: 26.953.097, leaves: 16.804.088; <text:s/>Chance nodes: 3.583.177, leaves: 2.985.984</text:p>
      <text:p text:style-name="P45">Buckets: [1 1 <text:s text:c="2"/>6 <text:s text:c="2"/>5 <text:s text:c="2"/>4 ], Player nodes: 20.781.938, leaves: 12.893.573; <text:s/>Chance nodes: 2.313.895, leaves: 1.742.400</text:p>
      <text:p text:style-name="P45">Buckets: [8 <text:s text:c="2"/>8 <text:s text:c="2"/>8 <text:s text:c="2"/>8 ], Player nodes: 63.588.857, leaves: 39.743.032; <text:s/>Chance nodes: 19.173.961, leaves: 16.777.216</text:p>
      <text:p text:style-name="P45">Buckets: [9 <text:s text:c="2"/>9 <text:s text:c="2"/>9 <text:s text:c="2"/>9 ], Player nodes: 101.697.895, leaves: 63.613.494; <text:s/>Chance nodes: 48.427.561, leaves: 43.046.721</text:p>
      <text:p text:style-name="P45">Buckets: [1 0 <text:s text:c="2"/>1 0 <text:s text:c="2"/>1 0 <text:s text:c="2"/>1 0 ], Player nodes: 154.810.131, leaves: 96.899.670; <text:s/>Chance nodes: 111.111.111, leaves: 100.000.000</text:p>
      <text:p text:style-name="P14">Buckets: [1 3 <text:s text:c="2"/>1 3 <text:s text:c="2"/>1 3 <text:s text:c="2"/>1 3 ], Player nodes: 441.009.687, leaves: 276.416.322; <text:s/>Chance nodes: 883.708.281, leaves: 815.730.721</text:p>
      <text:p text:style-name="P14">Buckets: [1 5 <text:s text:c="2"/>1 5 <text:s text:c="2"/>1 5 <text:s text:c="2"/>1 5 ], Player nodes: 780.801.871, leaves: 489.688.080; <text:s/>Chance nodes: 2.745.954.241, leaves: 2.562.890.625</text:p>
      <text:p text:style-name="P46">Заметим, что для реалистичных абстракций количество листьев по отношению к общему количеству нодов для дерева стратигии примерно 50%, для дерева шансов - 90%. Это можно учитывать при оценке расхода памяти для случаев, когда некоторые элементы данных имеют значения только для листьев.</text:p>
      <text:h text:style-name="P85" text:outline-level="2">Оценка памяти в предыдущей версии алгоритма.</text:h>
      <text:p text:style-name="Standard"><text:span text:style-name="T4">Будем рассматривать </text:span><text:span text:style-name="T2">Texas Holdem </text:span><text:span text:style-name="T4">для двух игроков, одинаковые абстракции (этот алго не работает для разных). Для упрощения будем считать, что количество карт в бакетах для всех раундов одинаково (например </text:span><text:span text:style-name="T2">10x10x10x10).</text:span></text:p>
      <text:p text:style-name="P11">Введем следующие обозначения:</text:p>
      <text:list xml:id="list35482441" text:style-name="L6">
        <text:list-item>
          <text:p text:style-name="P73"><text:span text:style-name="T4">Количество нод в дереве шансов для игры </text:span><text:span text:style-name="T2">Nc</text:span></text:p>
        </text:list-item>
        <text:list-item>
          <text:p text:style-name="P73"><text:span text:style-name="T4">Количество нод в дереве шансов для одного игрока </text:span><text:span text:style-name="T2">Ncp</text:span></text:p>
        </text:list-item>
        <text:list-item>
          <text:p text:style-name="P66">Количество нод в дереве акций <text:span text:style-name="T2">Na</text:span></text:p>
        </text:list-item>
        <text:list-item>
          <text:p text:style-name="P66">Количество нод в дереве стратегии <text:span text:style-name="T2">Ns</text:span></text:p>
        </text:list-item>
        <text:list-item>
          <text:p text:style-name="P66">Количество карт в каждом бакете <text:span text:style-name="T2">C.</text:span></text:p>
        </text:list-item>
      </text:list>
      <text:h text:style-name="P84" text:outline-level="3">Дерево стратегии</text:h>
      <text:p text:style-name="P11">Это дерево, состоящее из нодов следующего типа:</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table-cell table:style-name="Table5.A1" office:value-type="string">
            <text:p text:style-name="P48">Поле</text:p>
          </table:table-cell>
          <table:table-cell table:style-name="Table5.A1" office:value-type="string">
            <text:p text:style-name="P48">Описание</text:p>
          </table:table-cell>
          <table:table-cell table:style-name="Table5.A1" office:value-type="string">
            <text:p text:style-name="P48">Тип </text:p>
          </table:table-cell>
          <table:table-cell table:style-name="Table5.A1" office:value-type="string">
            <text:p text:style-name="P48">Размерность</text:p>
          </table:table-cell>
          <table:table-cell table:style-name="Table5.E1" office:value-type="string">
            <text:p text:style-name="P50">RAM</text:p>
          </table:table-cell>
        </table:table-row>
        <table:table-row>
          <table:table-cell table:style-name="Table5.A2" office:value-type="string">
            <text:p text:style-name="P51">VarValueInternal</text:p>
          </table:table-cell>
          <table:table-cell table:style-name="Table5.A2" office:value-type="string">
            <text:p text:style-name="P47">Переменная стратегии</text:p>
          </table:table-cell>
          <table:table-cell table:style-name="Table5.A2" office:value-type="string">
            <text:p text:style-name="P49">UInt32</text:p>
          </table:table-cell>
          <table:table-cell table:style-name="Table5.D2" office:value-type="float" office:value="1">
            <text:p text:style-name="P49">1</text:p>
          </table:table-cell>
          <table:table-cell table:style-name="Table5.E2" office:value-type="float" office:value="4">
            <text:p text:style-name="P49">4</text:p>
          </table:table-cell>
        </table:table-row>
        <table:table-row>
          <table:table-cell table:style-name="Table5.A2" office:value-type="string">
            <text:p text:style-name="P51">VarLeafGroupId</text:p>
          </table:table-cell>
          <table:table-cell table:style-name="Table5.A2" office:value-type="string">
            <text:p text:style-name="P47">Ссылка на группу листьев</text:p>
          </table:table-cell>
          <table:table-cell table:style-name="Table5.A2" office:value-type="string">
            <text:p text:style-name="P49">int</text:p>
          </table:table-cell>
          <table:table-cell table:style-name="Table5.D2" office:value-type="float" office:value="1">
            <text:p text:style-name="P49">1</text:p>
          </table:table-cell>
          <table:table-cell table:style-name="Table5.E2" office:value-type="float" office:value="4">
            <text:p text:style-name="P49">4</text:p>
          </table:table-cell>
        </table:table-row>
        <table:table-row>
          <table:table-cell table:style-name="Table5.A2" office:value-type="string">
            <text:p text:style-name="P52">VarLeafIndex</text:p>
          </table:table-cell>
          <table:table-cell table:style-name="Table5.A2" office:value-type="string">
            <text:p text:style-name="P47">Индекс в группе листьев</text:p>
          </table:table-cell>
          <table:table-cell table:style-name="Table5.A2" office:value-type="string">
            <text:p text:style-name="P49">int</text:p>
          </table:table-cell>
          <table:table-cell table:style-name="Table5.D2" office:value-type="float" office:value="1">
            <text:p text:style-name="P49">1</text:p>
          </table:table-cell>
          <table:table-cell table:style-name="Table5.E2" office:value-type="float" office:value="4">
            <text:p text:style-name="P49">4</text:p>
          </table:table-cell>
        </table:table-row>
        <table:table-row>
          <table:table-cell table:style-name="Table5.A2" office:value-type="string">
            <text:p text:style-name="P49">ChanceId</text:p>
          </table:table-cell>
          <table:table-cell table:style-name="Table5.A2" office:value-type="string">
            <text:p text:style-name="P47">Для листьев - ссылка на таблицу шансов</text:p>
          </table:table-cell>
          <table:table-cell table:style-name="Table5.A2" office:value-type="string">
            <text:p text:style-name="P49">int</text:p>
          </table:table-cell>
          <table:table-cell table:style-name="Table5.D2" office:value-type="float" office:value="1">
            <text:p text:style-name="P49">1</text:p>
          </table:table-cell>
          <table:table-cell table:style-name="Table5.E2" office:value-type="float" office:value="4">
            <text:p text:style-name="P49">4</text:p>
          </table:table-cell>
        </table:table-row>
        <table:table-row>
          <table:table-cell table:style-name="Table5.A2" office:value-type="string">
            <text:p text:style-name="P49">ParentId</text:p>
          </table:table-cell>
          <table:table-cell table:style-name="Table5.A2" office:value-type="string">
            <text:p text:style-name="P47">Для <text:span text:style-name="T2">SBR - ID </text:span>родителя</text:p>
          </table:table-cell>
          <table:table-cell table:style-name="Table5.A2" office:value-type="string">
            <text:p text:style-name="P49">int</text:p>
          </table:table-cell>
          <table:table-cell table:style-name="Table5.D2" office:value-type="float" office:value="1">
            <text:p text:style-name="P49">1</text:p>
          </table:table-cell>
          <table:table-cell table:style-name="Table5.E2" office:value-type="float" office:value="4">
            <text:p text:style-name="P49">4</text:p>
          </table:table-cell>
        </table:table-row>
        <table:table-row>
          <table:table-cell table:style-name="Table5.A2" office:value-type="string">
            <text:p text:style-name="P49">PlayerPosition</text:p>
          </table:table-cell>
          <table:table-cell table:style-name="Table5.A2" office:value-type="string">
            <text:p text:style-name="P47"/>
          </table:table-cell>
          <table:table-cell table:style-name="Table5.A2" office:value-type="string">
            <text:p text:style-name="P49">int</text:p>
          </table:table-cell>
          <table:table-cell table:style-name="Table5.D2" office:value-type="float" office:value="1">
            <text:p text:style-name="P49">1</text:p>
          </table:table-cell>
          <table:table-cell table:style-name="Table5.E2" office:value-type="float" office:value="4">
            <text:p text:style-name="P49">4</text:p>
          </table:table-cell>
        </table:table-row>
        <table:table-row>
          <table:table-cell table:style-name="Table5.A2" office:value-type="string">
            <text:p text:style-name="P49">IsFirstChild</text:p>
          </table:table-cell>
          <table:table-cell table:style-name="Table5.A2" office:value-type="string">
            <text:p text:style-name="P47"/>
          </table:table-cell>
          <table:table-cell table:style-name="Table5.A2" office:value-type="string">
            <text:p text:style-name="P49">bool</text:p>
          </table:table-cell>
          <table:table-cell table:style-name="Table5.D2" office:value-type="float" office:value="1">
            <text:p text:style-name="P49">1</text:p>
          </table:table-cell>
          <table:table-cell table:style-name="Table5.E2" office:value-type="float" office:value="1">
            <text:p text:style-name="P49">1</text:p>
          </table:table-cell>
        </table:table-row>
        <table:table-row>
          <table:table-cell table:style-name="Table5.A2" office:value-type="string">
            <text:p text:style-name="P49">BestChildId</text:p>
          </table:table-cell>
          <table:table-cell table:style-name="Table5.A2" office:value-type="string">
            <text:p text:style-name="P47">Лучший ход <text:span text:style-name="T2">SBR</text:span></text:p>
          </table:table-cell>
          <table:table-cell table:style-name="Table5.A2" office:value-type="string">
            <text:p text:style-name="P49">int</text:p>
          </table:table-cell>
          <table:table-cell table:style-name="Table5.D2" office:value-type="float" office:value="1">
            <text:p text:style-name="P49">1</text:p>
          </table:table-cell>
          <table:table-cell table:style-name="Table5.E2" office:value-type="float" office:value="4">
            <text:p text:style-name="P49">4</text:p>
          </table:table-cell>
        </table:table-row>
        <table:table-row>
          <table:table-cell table:style-name="Table5.A2" office:value-type="string">
            <text:p text:style-name="P49">GameValuesInt</text:p>
          </table:table-cell>
          <table:table-cell table:style-name="Table5.A2" office:value-type="string">
            <text:p text:style-name="P47">Значение игры</text:p>
          </table:table-cell>
          <table:table-cell table:style-name="Table5.A2" office:value-type="string">
            <text:p text:style-name="P49">double[]</text:p>
          </table:table-cell>
          <table:table-cell table:style-name="Table5.D2" office:value-type="float" office:value="2">
            <text:p text:style-name="P49">2</text:p>
          </table:table-cell>
          <table:table-cell table:style-name="Table5.E2" office:value-type="float" office:value="16">
            <text:p text:style-name="P49">16</text:p>
          </table:table-cell>
        </table:table-row>
        <table:table-row>
          <table:table-cell table:style-name="Table5.A2" office:value-type="string">
            <text:p text:style-name="P48">Всего</text:p>
          </table:table-cell>
          <table:table-cell table:style-name="Table5.A2" office:value-type="string">
            <text:p text:style-name="P48"/>
          </table:table-cell>
          <table:table-cell table:style-name="Table5.A2" office:value-type="string">
            <text:p text:style-name="P50"/>
          </table:table-cell>
          <table:table-cell table:style-name="Table5.D2">
            <text:p text:style-name="P50"/>
          </table:table-cell>
          <table:table-cell table:style-name="Table5.E11" office:value-type="string">
            <text:p text:style-name="P48">4<text:span text:style-name="T2">5</text:span></text:p>
          </table:table-cell>
        </table:table-row>
      </table:table>
      <text:p text:style-name="P11"/>
      <text:p text:style-name="P11">Т.е. количество <text:span text:style-name="T2">RAM </text:span>для всего дерева: 4<text:span text:style-name="T2">5</text:span>*<text:span text:style-name="T2">Ns. </text:span>Оно может быть слегка оптимизировано.</text:p>
      <text:p text:style-name="P11">Эти ноды записаны в пост-ордер. </text:p>
      <text:p text:style-name="P11">Также создается <text:s/>индекс для пре-ордер обхода, по одному для каждой позиции. Т.к. во всех пре-ордер обходах нужно обходить только ноды одной позиции, в каждый индекс попадает примерно половина от <text:span text:style-name="T2">Ns, </text:span>но общее количество примерно равно <text:span text:style-name="T2">Ns. </text:span>Каждый элемент состоит из двух <text:span text:style-name="T2">Int32 </text:span>полей:</text:p>
      <text:list xml:id="list35469584" text:style-name="L7">
        <text:list-item>
          <text:p text:style-name="P67">Индекс в пост-ордер таблице</text:p>
        </text:list-item>
        <text:list-item>
          <text:p text:style-name="P67">Индекс следующего элемента для прыжка, если нужно пропустить всех детей текущего элемента.</text:p>
        </text:list-item>
      </text:list>
      <text:p text:style-name="P11">Поэтому общее количество <text:span text:style-name="T2">RAM </text:span>примерно равно <text:span text:style-name="T2">8*Ns.</text:span></text:p>
      <text:h text:style-name="Heading_20_3" text:outline-level="3">Группы листьев</text:h>
      <text:p text:style-name="P30">Их количество всегда равно 16583. Каждая группа содержит размер пота и список листьев, которые в нее входят (<text:span text:style-name="T2">Int32 </text:span>индексы). <text:s/>В сущности, листья дерева стратегии разбиваются на группы, так что общее количество памяти пропорционально количеству листьев в дереве стратегии и примерно равно 4*<text:span text:style-name="T2">Ns.</text:span> <text:s/></text:p>
      <text:h text:style-name="Heading_20_3" text:outline-level="3">Информация о шансах</text:h>
      <text:p text:style-name="P11">Это таблица из <text:span text:style-name="T2">chance factor </text:span>типа <text:span text:style-name="T2">Double. </text:span>В сущности это вероятность выпадения данной комбинации карт умноженная на вероятность победы. Из нужно две - на случай <text:span text:style-name="T2">Showdown </text:span>и на случай, когда один игрок фолдит. Они создаются в каждой ноде шансов дерева стратегии, поэтому их количество равно <text:span text:style-name="T2">2*Ncp.</text:span></text:p>
      <text:p text:style-name="P11">Количество элементов в таблице зависит от раунда и равно С<text:span text:style-name="T7">r</text:span><text:span text:style-name="T2">. </text:span>Тип элемента: <text:span text:style-name="T2">Double. </text:span>Т.к. последний раунд занимает львиную долю памяти, можно для оценки рассмотреть только его. Количество листьев в дереве шансов игрока равно <text:span text:style-name="T2">C</text:span><text:span text:style-name="T7">4</text:span>. Тогда количество <text:span text:style-name="T2">RAM </text:span>будет 16* <text:span text:style-name="T2">C</text:span><text:span text:style-name="T7">4</text:span><text:span text:style-name="T2"> * C</text:span><text:span text:style-name="T7">4 </text:span><text:span text:style-name="T2">= </text:span>16* <text:span text:style-name="T2">C</text:span><text:span text:style-name="T6">8</text:span><text:span text:style-name="T2">.</text:span></text:p>
      <text:h text:style-name="P84" text:outline-level="3">Итог</text:h>
      <table:table table:name="Table6" table:style-name="Table6">
        <table:table-column table:style-name="Table6.A"/>
        <table:table-column table:style-name="Table6.B"/>
        <table:table-row>
          <table:table-cell table:style-name="Table6.A1" office:value-type="string">
            <text:p text:style-name="P48">Структура</text:p>
          </table:table-cell>
          <table:table-cell table:style-name="Table6.B1" office:value-type="string">
            <text:p text:style-name="P50">RAM</text:p>
          </table:table-cell>
        </table:table-row>
        <table:table-row>
          <table:table-cell table:style-name="Table6.A2" office:value-type="string">
            <text:p text:style-name="P47">Дерево стратегии</text:p>
          </table:table-cell>
          <table:table-cell table:style-name="Table6.B2" office:value-type="string">
            <text:p text:style-name="P47">4<text:span text:style-name="T2">5</text:span>*<text:span text:style-name="T2">Ns</text:span></text:p>
          </table:table-cell>
        </table:table-row>
        <table:table-row>
          <table:table-cell table:style-name="Table6.A2" office:value-type="string">
            <text:p text:style-name="P47">Индексы дерева стратегии</text:p>
          </table:table-cell>
          <table:table-cell table:style-name="Table6.B2" office:value-type="string">
            <text:p text:style-name="P47">8*<text:span text:style-name="T2">Ns</text:span></text:p>
          </table:table-cell>
        </table:table-row>
        <table:table-row>
          <table:table-cell table:style-name="Table6.A2" office:value-type="string">
            <text:p text:style-name="P47">Группы листьев</text:p>
          </table:table-cell>
          <table:table-cell table:style-name="Table6.B2" office:value-type="string">
            <text:p text:style-name="P47">4*<text:span text:style-name="T2">Ns</text:span></text:p>
          </table:table-cell>
        </table:table-row>
        <table:table-row>
          <table:table-cell table:style-name="Table6.A2" office:value-type="string">
            <text:p text:style-name="P47">Шансы</text:p>
          </table:table-cell>
          <table:table-cell table:style-name="Table6.B2" office:value-type="string">
            <text:p text:style-name="P47">16*С<text:span text:style-name="T6">8</text:span></text:p>
          </table:table-cell>
        </table:table-row>
        <text:soft-page-break/>
        <table:table-row>
          <table:table-cell table:style-name="Table6.A2" office:value-type="string">
            <text:p text:style-name="P48">Всего</text:p>
          </table:table-cell>
          <table:table-cell table:style-name="Table6.B2" office:value-type="string">
            <text:p text:style-name="P48">5<text:span text:style-name="T2">7</text:span>*<text:span text:style-name="T2">Ns + 16*C</text:span><text:span text:style-name="T6">8</text:span></text:p>
          </table:table-cell>
        </table:table-row>
      </table:table>
      <text:p text:style-name="P11"/>
      <text:p text:style-name="Standard"><text:span text:style-name="T4">Примеры для разных бакетайзеров </text:span><text:span text:style-name="T2">(RAM </text:span><text:span text:style-name="T4">в МБ):</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4">Бакетайзер</text:p>
          </table:table-cell>
          <table:table-cell table:style-name="Table7.A1" office:value-type="string">
            <text:p text:style-name="P56">Ns</text:p>
          </table:table-cell>
          <table:table-cell table:style-name="Table7.A1" office:value-type="string">
            <text:p text:style-name="P56">RAM <text:span text:style-name="T4">ноды</text:span></text:p>
          </table:table-cell>
          <table:table-cell table:style-name="Table7.A1" office:value-type="string">
            <text:p text:style-name="P56">RAM <text:span text:style-name="T4">шансы</text:span></text:p>
          </table:table-cell>
          <table:table-cell table:style-name="Table7.E1" office:value-type="string">
            <text:p text:style-name="P56">RAM <text:span text:style-name="T4">всего</text:span></text:p>
          </table:table-cell>
        </table:table-row>
        <table:table-row>
          <table:table-cell table:style-name="Table7.A2" office:value-type="string">
            <text:p text:style-name="P53">3<text:span text:style-name="T2">x3x3x3</text:span></text:p>
          </table:table-cell>
          <table:table-cell table:style-name="Table7.A2" office:value-type="string">
            <text:p text:style-name="P55">1.2M</text:p>
          </table:table-cell>
          <table:table-cell table:style-name="Table7.C2" office:value-type="float" office:value="68">
            <text:p text:style-name="P55">68</text:p>
          </table:table-cell>
          <table:table-cell table:style-name="Table7.C2" office:value-type="float" office:value="0.1">
            <text:p text:style-name="P55">0,1</text:p>
          </table:table-cell>
          <table:table-cell table:style-name="Table7.E2" office:value-type="float" office:value="68">
            <text:p text:style-name="P55">68</text:p>
          </table:table-cell>
        </table:table-row>
        <table:table-row>
          <table:table-cell table:style-name="Table7.A2" office:value-type="string">
            <text:p text:style-name="P55">5x5x5x5</text:p>
          </table:table-cell>
          <table:table-cell table:style-name="Table7.A2" office:value-type="string">
            <text:p text:style-name="P55">9.7M</text:p>
          </table:table-cell>
          <table:table-cell table:style-name="Table7.C2" office:value-type="float" office:value="552">
            <text:p text:style-name="P55">552</text:p>
          </table:table-cell>
          <table:table-cell table:style-name="Table7.C2" office:value-type="float" office:value="6.2">
            <text:p text:style-name="P55">6,2</text:p>
          </table:table-cell>
          <table:table-cell table:style-name="Table7.E2" office:value-type="float" office:value="559">
            <text:p text:style-name="P55">559</text:p>
          </table:table-cell>
        </table:table-row>
        <table:table-row>
          <table:table-cell table:style-name="Table7.A2" office:value-type="string">
            <text:p text:style-name="P55">8x8x8x8</text:p>
          </table:table-cell>
          <table:table-cell table:style-name="Table7.A2" office:value-type="string">
            <text:p text:style-name="P55">63.5M</text:p>
          </table:table-cell>
          <table:table-cell table:style-name="Table7.C2" office:value-type="float" office:value="3619">
            <text:p text:style-name="P55">3619</text:p>
          </table:table-cell>
          <table:table-cell table:style-name="Table7.C2" office:value-type="float" office:value="268">
            <text:p text:style-name="P55">268</text:p>
          </table:table-cell>
          <table:table-cell table:style-name="Table7.E2" office:value-type="float" office:value="3887">
            <text:p text:style-name="P55">3887</text:p>
          </table:table-cell>
        </table:table-row>
        <table:table-row>
          <table:table-cell table:style-name="Table7.A2" office:value-type="string">
            <text:p text:style-name="P55">10x10x10x10</text:p>
          </table:table-cell>
          <table:table-cell table:style-name="Table7.A2" office:value-type="string">
            <text:p text:style-name="P55">154.8M</text:p>
          </table:table-cell>
          <table:table-cell table:style-name="Table7.C2" office:value-type="float" office:value="8823">
            <text:p text:style-name="P55">8823</text:p>
          </table:table-cell>
          <table:table-cell table:style-name="Table7.C2" office:value-type="float" office:value="1600">
            <text:p text:style-name="P55">1600</text:p>
          </table:table-cell>
          <table:table-cell table:style-name="Table7.E2" office:value-type="float" office:value="10423">
            <text:p text:style-name="P55">10423</text:p>
          </table:table-cell>
        </table:table-row>
        <table:table-row>
          <table:table-cell table:style-name="Table7.A2" office:value-type="string">
            <text:p text:style-name="P55">13x13x13x13</text:p>
          </table:table-cell>
          <table:table-cell table:style-name="Table7.A2" office:value-type="string">
            <text:p text:style-name="P53">441.<text:span text:style-name="T2">0M</text:span></text:p>
          </table:table-cell>
          <table:table-cell table:style-name="Table7.C2" office:value-type="float" office:value="25137">
            <text:p text:style-name="P55">25137</text:p>
          </table:table-cell>
          <table:table-cell table:style-name="Table7.C2" office:value-type="float" office:value="13051">
            <text:p text:style-name="P55">13051</text:p>
          </table:table-cell>
          <table:table-cell table:style-name="Table7.E2" office:value-type="float" office:value="38188">
            <text:p text:style-name="P55">38188</text:p>
          </table:table-cell>
        </table:table-row>
        <table:table-row>
          <table:table-cell table:style-name="Table7.A2" office:value-type="string">
            <text:p text:style-name="P55">15x15x15x15</text:p>
          </table:table-cell>
          <table:table-cell table:style-name="Table7.A2" office:value-type="string">
            <text:p text:style-name="P53">780.8<text:span text:style-name="T2">M</text:span></text:p>
          </table:table-cell>
          <table:table-cell table:style-name="Table7.C2" office:value-type="float" office:value="44505">
            <text:p text:style-name="P55">44505</text:p>
          </table:table-cell>
          <table:table-cell table:style-name="Table7.C2" office:value-type="float" office:value="41006">
            <text:p text:style-name="P55">41006</text:p>
          </table:table-cell>
          <table:table-cell table:style-name="Table7.E2" office:value-type="float" office:value="85511">
            <text:p text:style-name="P55">85511</text:p>
          </table:table-cell>
        </table:table-row>
      </table:table>
      <text:p text:style-name="P11"/>
      <text:p text:style-name="P11">Видно, что объем памяти для информации о шансах резко возрастает с увеличением количества бакетов. </text:p>
      <text:h text:style-name="Heading_20_2" text:outline-level="2">Варианты нового дизайна и оценка расхода памяти</text:h>
      <text:h text:style-name="P84" text:outline-level="3">Факторы влияющие на дизайн</text:h>
      <text:p text:style-name="P11">При разработке дизайна должны быть учтены следующие факторы:</text:p>
      <text:list xml:id="list35477972" text:style-name="L8">
        <text:list-item>
          <text:p text:style-name="P74"><text:span text:style-name="T4">Возможность уменьшить расход </text:span><text:span text:style-name="T2">RAM </text:span><text:span text:style-name="T4">за счет хранения данных для всех игроков в одном дереве. Это накладывает ограничение: деревья игроков должны иметь одинаковую структуру.</text:span></text:p>
        </text:list-item>
        <text:list-item>
          <text:p text:style-name="P74"><text:span text:style-name="T4">Похоже это существенная особенностью дерева шансов для абстрактной игры, включающим все возможные пути для абстрактных карт является то, что вероятность многих путей в нем нулевая. В пользу этого утверждения говорит практика, а также следующее рассуждение: ясно, что в абстракную карту должны быть объединены карты, которые играются примерно одинаково. Ясно, что эти карты имеют примерно одинаковую «силу». При этом, если соперник имеет одинаковую силу с героем, то очень маловероятно или невозможно, что следующая сданная общая карта поменяет силы обоих рук по разному, так что они будут иметь разные абстрактные карты. Такой путь будет отсутствовать в дереве. Что и было всегда видно при анализе реальных деревьев для </text:span><text:span text:style-name="T2">HE. </text:span><text:span text:style-name="T4">Следовательно, не стоит надеяться на то, что дерево шансов не будет содержать дырок. Надо исходить из того, что оно будет неполным, и строить структуры данных в алгоритме с учетом этого. Это также позволит решить проблему резкого роста расхода </text:span><text:span text:style-name="T2">RAM </text:span><text:span text:style-name="T4">в зависимости от количества бакетов в раунде (если С - количество бакетов в каждом раунде, </text:span><text:span text:style-name="T2">RAM </text:span><text:span text:style-name="T4">пропорционально С</text:span><text:span text:style-name="T8">8</text:span><text:span text:style-name="T4">) для инофрмации о шансах в предыдущей версии.</text:span></text:p>
        </text:list-item>
      </text:list>
      <text:h text:style-name="P84" text:outline-level="3">Дизайн структур данных для шансов</text:h>
      <text:p text:style-name="P11">Для каждого игрока в нодах дилера будет храниться ссылка на таблицу в следующем формате:</text:p>
      <text:p text:style-name="P13"/>
      <text:list xml:id="list35476981" text:style-name="L9">
        <text:list-item>
          <text:p text:style-name="P68">Битовая таблица, каждый бит соответствует пути шансов соперника в группе листьев. Если бит установлен в 1, это значит, что у героя может быть карты, соответсвующие этой комбинации, иначе нет.</text:p>
        </text:list-item>
        <text:list-item>
          <text:p text:style-name="P68">Таблица пар факторов шансов для <text:span text:style-name="T2">showdown </text:span>и <text:span text:style-name="T2">non-showdown </text:span>вариантов. Они будут записаны только для тех листьев соперника, для которых бит установлен в 1.</text:p>
        </text:list-item>
      </text:list>
      <text:p text:style-name="P11">Факторы шансов могут быть записаны в <text:span text:style-name="T2">double </text:span>или <text:span text:style-name="T2">float. </text:span>Скорее всего точности <text:span text:style-name="T2">float </text:span>будет достаточно (7 десятичных цифр). Тем более что <text:span text:style-name="T2">MC </text:span>метод будет давать наверняка меньшую точность, наверное 3-4 цифры. Можно будет проверить экспериментально разницу в результатах между <text:span text:style-name="T2">float </text:span>и <text:span text:style-name="T2">double </text:span>для сложных игр с большим количеством итераций.</text:p>
      <text:p text:style-name="P11">Таким образом будет можно будет работать с «неполными» деревьями за счет минимального расхода памяти и быстродействия.</text:p>
      <text:p text:style-name="P11"><text:soft-page-break/>Относительный расход памяти на битовую таблицу при условии, что дерево полное:</text:p>
      <table:table table:name="Table8" table:style-name="Table8">
        <table:table-column table:style-name="Table8.A"/>
        <table:table-column table:style-name="Table8.B"/>
        <table:table-row>
          <table:table-cell table:style-name="Table8.A1" office:value-type="string">
            <text:p text:style-name="P54">Формат</text:p>
          </table:table-cell>
          <table:table-cell table:style-name="Table8.B1" office:value-type="string">
            <text:p text:style-name="P54">Дополнительная память</text:p>
          </table:table-cell>
        </table:table-row>
        <table:table-row>
          <table:table-cell table:style-name="Table8.A2" office:value-type="string">
            <text:p text:style-name="P55">float</text:p>
          </table:table-cell>
          <table:table-cell table:style-name="Table8.B2" office:value-type="string">
            <text:p text:style-name="P55">1/64 = 1.5%</text:p>
          </table:table-cell>
        </table:table-row>
        <table:table-row>
          <table:table-cell table:style-name="Table8.A2" office:value-type="string">
            <text:p text:style-name="P55">double</text:p>
          </table:table-cell>
          <table:table-cell table:style-name="Table8.B2" office:value-type="string">
            <text:p text:style-name="P55">1/128 = 0.7%</text:p>
          </table:table-cell>
        </table:table-row>
      </table:table>
      <text:p text:style-name="P11"/>
      <text:p text:style-name="P11">Видно, что расход памяти для битовой таблицы весьма мал. Это значит, что можно будет добиться экономии памяти практически в полном объеме для всех нулевых листьев, что на практике составляет от 30 до 75 процентов для построенных ранее бакетайзеров.</text:p>
      <text:p text:style-name="P11"/>
      <text:p text:style-name="P11">Как вариант, можно не хранить отдельных таблицы для кажной ноды дилера, а записать их все в одну большую таблицу.</text:p>
      <text:h text:style-name="Heading_20_3" text:outline-level="3"><text:span text:style-name="T4">Проект д</text:span>изайн<text:span text:style-name="T4">а</text:span> структур данных для стратегии</text:h>
      <text:p text:style-name="P15">Этот параграф содержит только предварительный, неполный и вероятно не совсем корректный анализ вариантов структур данных. Цель этого анализа - предварительный выбор направления дизайна.</text:p>
      <text:p text:style-name="P11">Предлагается хранить данные примерно как в <text:span text:style-name="T2">UfTree. </text:span>Это позволит делать любой обход в дереве, со стеком или без, с очень высокой скростью и очень простыми алгоритмами.</text:p>
      <text:p text:style-name="P11">Примерный состав полей для ноды стратегии приведен в таблице:</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8">Поле</text:p>
          </table:table-cell>
          <table:table-cell table:style-name="Table9.A1" office:value-type="string">
            <text:p text:style-name="P48">Описание</text:p>
          </table:table-cell>
          <table:table-cell table:style-name="Table9.A1" office:value-type="string">
            <text:p text:style-name="P48">Тип </text:p>
          </table:table-cell>
          <table:table-cell table:style-name="Table9.A1" office:value-type="string">
            <text:p text:style-name="P48">Размерность</text:p>
          </table:table-cell>
          <table:table-cell table:style-name="Table9.E1" office:value-type="string">
            <text:p text:style-name="P50">RAM</text:p>
          </table:table-cell>
        </table:table-row>
        <table:table-row>
          <table:table-cell table:style-name="Table9.A2" office:value-type="string">
            <text:p text:style-name="P52">Depth</text:p>
          </table:table-cell>
          <table:table-cell table:style-name="Table9.A2" office:value-type="string">
            <text:p text:style-name="P47">Глубина</text:p>
          </table:table-cell>
          <table:table-cell table:style-name="Table9.A2" office:value-type="string">
            <text:p text:style-name="P49">byte</text:p>
          </table:table-cell>
          <table:table-cell table:style-name="Table9.D2" office:value-type="float" office:value="1">
            <text:p text:style-name="P49">1</text:p>
          </table:table-cell>
          <table:table-cell table:style-name="Table9.E2" office:value-type="float" office:value="1">
            <text:p text:style-name="P49">1</text:p>
          </table:table-cell>
        </table:table-row>
        <table:table-row>
          <table:table-cell table:style-name="Table9.A2" office:value-type="string">
            <text:p text:style-name="P49">PlayerPos</text:p>
          </table:table-cell>
          <table:table-cell table:style-name="Table9.A2" office:value-type="string">
            <text:p text:style-name="P49">&gt;= <text:span text:style-name="T4">0 - игрок, иначе дилер. </text:span></text:p>
          </table:table-cell>
          <table:table-cell table:style-name="Table9.A2" office:value-type="string">
            <text:p text:style-name="P49">int8</text:p>
          </table:table-cell>
          <table:table-cell table:style-name="Table9.D2" office:value-type="float" office:value="1">
            <text:p text:style-name="P49">1</text:p>
          </table:table-cell>
          <table:table-cell table:style-name="Table9.E2" office:value-type="float" office:value="1">
            <text:p text:style-name="P49">1</text:p>
          </table:table-cell>
        </table:table-row>
        <table:table-row>
          <table:table-cell table:style-name="Table9.A4" office:value-type="string">
            <text:p text:style-name="P52">Union:</text:p>
            <text:p text:style-name="P51">VarValue</text:p>
            <text:p text:style-name="P52">ChanceId</text:p>
          </table:table-cell>
          <table:table-cell table:style-name="Table9.A4" office:value-type="string">
            <text:p text:style-name="P47"/>
            <text:p text:style-name="P47">Для нод героя - переменная стратегии</text:p>
            <text:p text:style-name="P47">Для нод дилера - ссылка на таблицу шансов</text:p>
            <text:p text:style-name="P47"/>
          </table:table-cell>
          <table:table-cell table:style-name="Table9.A4" office:value-type="string">
            <text:p text:style-name="P49"/>
            <text:p text:style-name="P49">UInt32</text:p>
            <text:p text:style-name="P49">UInt32</text:p>
          </table:table-cell>
          <table:table-cell table:style-name="Table9.D4" office:value-type="float" office:value="1">
            <text:p text:style-name="P49">1</text:p>
          </table:table-cell>
          <table:table-cell table:style-name="Table9.E4" office:value-type="float" office:value="4">
            <text:p text:style-name="P49">4</text:p>
          </table:table-cell>
        </table:table-row>
        <table:table-row>
          <table:table-cell table:style-name="Table9.A4" office:value-type="string">
            <text:p text:style-name="P49">Union:</text:p>
            <text:p text:style-name="P49">GameValue</text:p>
            <text:p text:style-name="P49">BestBrNode, NextNodeToSkipChildren</text:p>
          </table:table-cell>
          <table:table-cell table:style-name="Table9.A4" office:value-type="string">
            <text:p text:style-name="P47"/>
            <text:p text:style-name="P47">В листьях - значение игры</text:p>
            <text:p text:style-name="P47">В родителях нод героя: лучший ход героя и индекс следующей ноды, чтобы пропустить детей</text:p>
          </table:table-cell>
          <table:table-cell table:style-name="Table9.A4" office:value-type="string">
            <text:p text:style-name="P49"/>
            <text:p text:style-name="P49">double</text:p>
            <text:p text:style-name="P49">UInt32, UInt32</text:p>
          </table:table-cell>
          <table:table-cell table:style-name="Table9.D4" office:value-type="float" office:value="1">
            <text:p text:style-name="P49">1</text:p>
          </table:table-cell>
          <table:table-cell table:style-name="Table9.E5" office:value-type="string">
            <text:p text:style-name="P49">8</text:p>
            <text:p text:style-name="P49"/>
          </table:table-cell>
        </table:table-row>
        <table:table-row>
          <table:table-cell table:style-name="Table9.A4" office:value-type="string">
            <text:p text:style-name="P48">Всего</text:p>
          </table:table-cell>
          <table:table-cell table:style-name="Table9.A4" office:value-type="string">
            <text:p text:style-name="P48"/>
          </table:table-cell>
          <table:table-cell table:style-name="Table9.A4" office:value-type="string">
            <text:p text:style-name="P50"/>
          </table:table-cell>
          <table:table-cell table:style-name="Table9.D4">
            <text:p text:style-name="P50"/>
          </table:table-cell>
          <table:table-cell table:style-name="Table9.E4" office:value-type="float" office:value="14">
            <text:p text:style-name="P48">14</text:p>
          </table:table-cell>
        </table:table-row>
      </table:table>
      <text:p text:style-name="P11"/>
      <text:p text:style-name="P30">Если рассматривать случай, когда деревья имеют одинаковую структуру и двух игроков, то <text:span text:style-name="T2">GameValue </text:span>расширится до таблицы из двух элементов, и каждая нода будет занимать 22 байт. </text:p>
      <text:p text:style-name="P30">С другой стороны, можно применить комбинированный вариант, сочетающий достоинства обоих. Данные, зависящие от структуры (выделены серым цветом) можно хранить в отдельных массивах. Алгоритм может во время инициализации определять, одинакова ли структура деревьев, и если да, то инициализировать массивы каждого игрока копией одного и того же массива. В случае, если структуры деревьев различны, расход памяти будет такой же, как у варианта с отдельными деревьями</text:p>
      <text:p text:style-name="P30">Сравнительный анализ расхода памяти для этих вариантов приведен ниже. <text:span text:style-name="T2">Ns - </text:span>количество нодов в дереве стратегии.</text:p>
      <table:table table:name="Table10" table:style-name="Table10">
        <table:table-column table:style-name="Table10.A"/>
        <table:table-column table:style-name="Table10.B"/>
        <table:table-row>
          <table:table-cell table:style-name="Table10.A1" office:value-type="string">
            <text:p text:style-name="P58">Вариант</text:p>
          </table:table-cell>
          <table:table-cell table:style-name="Table10.B1" office:value-type="string">
            <text:p text:style-name="P60">RAM</text:p>
          </table:table-cell>
        </table:table-row>
        <table:table-row>
          <table:table-cell table:style-name="Table10.A2" office:value-type="string">
            <text:p text:style-name="P57">Отдельное дерево для каждого игрока</text:p>
          </table:table-cell>
          <table:table-cell table:style-name="Table10.B2" office:value-type="string">
            <text:p text:style-name="P57">14 * <text:span text:style-name="T2">(Ns1+Ns2)</text:span><text:soft-page-break/></text:p>
          </table:table-cell>
        </table:table-row>
        <table:table-row>
          <table:table-cell table:style-name="Table10.A2" office:value-type="string">
            <text:p text:style-name="P57">Одно дерево для всех игроков</text:p>
          </table:table-cell>
          <table:table-cell table:style-name="Table10.B2" office:value-type="string">
            <text:p text:style-name="P59"><text:span text:style-name="T4">22</text:span> * Ns</text:p>
          </table:table-cell>
        </table:table-row>
        <table:table-row>
          <table:table-cell table:style-name="Table10.A2" office:value-type="string">
            <text:p text:style-name="P57">Комбинированный вариант, случай, когда структуры деревьев совпадают</text:p>
          </table:table-cell>
          <table:table-cell table:style-name="Table10.B2" office:value-type="string">
            <text:p text:style-name="P59"><text:span text:style-name="T4">26</text:span> * Ns</text:p>
          </table:table-cell>
        </table:table-row>
      </table:table>
      <text:p text:style-name="P30">Видно, что в случае, если структуры одинаковы, то вариант с двумя деревьями требует на 16% больше <text:span text:style-name="T2">RAM, </text:span>чем вариант с одним деревом. С другой стороны, комбинированный вариант требует на 18% больше <text:span text:style-name="T2">RAM, </text:span>но позволяет решать любые игры.</text:p>
      <text:p text:style-name="P30">Поэтому предлагается применить вариант с двумя деревьями.</text:p>
      <text:h text:style-name="Heading_20_3" text:outline-level="3">Параллельное обновление значений в листьях</text:h>
      <text:p text:style-name="P30">В предыдущей версии это было узким местом, т.к. несколько потоков могли одновременно обновить одну и ту же ноду, и приходилось защищать ее. Это было медленно даже в случае, если потоки не мешали друг другу.</text:p>
      <text:p text:style-name="P30">Предлагается сделать такое решение. Основной поток будет финализировать <text:span text:style-name="T2">BR. </text:span>Для каждой обновленной переменной нужно будет сделать порядка <text:span text:style-name="T2">C</text:span><text:span text:style-name="T7">4</text:span><text:span text:style-name="T2"> </text:span>обновлений нод соперника. Это можно положить в очередь пула потоков. Потоки можно назначить так, что каждый из них обновляет несколько групп листьев, но каждую из них целиком. Таким образом потоки не будут мешать друг другу. Назначать можно по простой формуле: </text:p>
      <text:p text:style-name="P30"><text:span text:style-name="T2">thread = group_number_in_round </text:span>%<text:span text:style-name="T2"> tread_count. </text:span>Лучше иметь независимый номер для каждого раунда, т.к. группы в раундах имеют разный размер, и это приведет к сбалансированной загрузке потоков.</text:p>
      <text:p text:style-name="P30">Нужно будет создать новый <text:span text:style-name="T2">ThreadPool, </text:span>который будет иметь очередь и возможность назначать работу конкретному потоку. Или просто иметь несколько <text:span text:style-name="T2">ThreadPool, </text:span>каждый будет иметь одну очередь на все потоки, но создаст всего один поток.</text:p>
      <text:h text:style-name="Heading_20_3" text:outline-level="3">Дизайн алгоритма</text:h>
      <text:p text:style-name="P11">Входные параметры:</text:p>
      <text:list xml:id="list35459142" text:style-name="L10">
        <text:list-item>
          <text:p text:style-name="P69">Дерево шансов</text:p>
        </text:list-item>
        <text:list-item>
          <text:p text:style-name="P69">Дерево акций</text:p>
        </text:list-item>
        <text:list-item>
          <text:p text:style-name="P69">Директория для создания снапшотов</text:p>
        </text:list-item>
        <text:list-item>
          <text:p text:style-name="P69">Количество снапшотов</text:p>
        </text:list-item>
        <text:list-item>
          <text:p text:style-name="P69">Дополнительные опции, например <text:span text:style-name="T2">IsVerbose.</text:span></text:p>
          <text:p text:style-name="P76">Так как количество входных параметров велико, и многие из них опциональные, они будут задаваться в виде свойств.</text:p>
          <text:p text:style-name="P76">Шаги алгоритма с пояснениями описаны далее.</text:p>
        </text:list-item>
      </text:list>
      <text:h text:style-name="P83" text:outline-level="4">Инициализация</text:h>
      <text:h text:style-name="P82" text:outline-level="5">Прочитать снапшот</text:h>
      <text:p text:style-name="P11">Если снапшот пустой, то нужно будет проинициализировать соотвествующие поля начальными значениями. </text:p>
      <text:p text:style-name="P11">Также надо создать пустые стратегии, их структура будет использована для создания деревьев для алго. Нужно будет применить ExtractPlayerChanceTree и CreateStrategyTreeByChanceAndActionTrees. Они гарантируют сортировку карт по возрастанию в нодах дилера. </text:p>
      <text:p text:style-name="Standard"><text:span text:style-name="T4">Стратегия игрока 0 будет проинициализирована какими-нибудь значениями по умолчанию, например, всегда </text:span><text:span text:style-name="T2">fold. </text:span><text:span text:style-name="T4">Надо будет попробовать разные стартовые стратегии.</text:span></text:p>
      <text:p text:style-name="P11">Созданные деревья стратегии будут записаны на диск и выгружены из памяти.</text:p>
      <text:p text:style-name="P11"/>
      <text:h text:style-name="P82" text:outline-level="5">Создать деревья игроков</text:h>
      <text:p text:style-name="P11">Нужно будет для каждой позиции считать дерево стратегии и создать дерево игрока по его образу и подобию. <text:s/></text:p>
      <text:h text:style-name="P82" text:outline-level="5"><text:soft-page-break/>Построить индекс для пропуска детей</text:h>
      <text:p text:style-name="P11">Пусть <text:span text:style-name="T2">N - </text:span>количество нодов. Нужно завести таблицу длиной в макс. глубину дерева и заполнить ее <text:span text:style-name="T2">N</text:span>.</text:p>
      <text:p text:style-name="P11">Затем нужно обходить плоское дерево в обратном порядке. Для каждой ноды, где нужен индекс пропуска, нужно в таблице от глубины 0 до глубины ноды включительно найти минимальный индекс. Это и будет искомый индекс. </text:p>
      <text:p text:style-name="P11">После этого индекс текущей ноды (независимо от того, нужен индекс пропуска или нет) заносится в таблицу с соотв. глубиной.</text:p>
      <text:h text:style-name="P82" text:outline-level="5">Создать информацию о шансах</text:h>
      <text:p text:style-name="P11">Сначала нужно подготовить данные. Нужно создать массивы, по одному на каждый раунд.</text:p>
      <text:p text:style-name="Standard"><text:span text:style-name="T4">Потом нужно обходить дерево шансов. В каждой ноде, где сданы все карты в этом раунде, нужно записать в соотв. раунду массив путь карт и </text:span><text:span text:style-name="T2">ID </text:span><text:span text:style-name="T4">ноды дерева шансов.</text:span></text:p>
      <text:p text:style-name="P11">Потом каждый массив сортируется по возрастанию, сначала по пути героя, потом по пути оппонента.</text:p>
      <text:p text:style-name="P11">Также нужно извлечь дерево шансов оппонента.</text:p>
      <text:p text:style-name="P11">На этом подготовка завершена.</text:p>
      <text:p text:style-name="Standard"><text:span text:style-name="T4">Затем нужно обойти дерево игрока. В каждой ноде, где ходит дилер, нужно найти первую запись в массиве, которая соотв. пути карт игрока (бинарный поиск). Затем нужно обходить дерево шансов оппонента до глубины, соотв. раунду. Для каждого пути оппонента, если он есть в отсортированном массиве, записываем 1 в битовую таблицу, и соотв.</text:span><text:span text:style-name="T2"> </text:span><text:span text:style-name="T4">факторы шансов и переходим к след. записи. Иначе записываем 0 в битовую таблицу.</text:span></text:p>
      <text:h text:style-name="P82" text:outline-level="5">Создать группы акций</text:h>
      <text:p text:style-name="P11">Размер каждой группы акций соотв. числу нод на соотв. раунду глубине в дереве шансов оппонента.</text:p>
      <text:p text:style-name="P11">Количество соответствует количеству листьев в дереве акций.</text:p>
      <text:p text:style-name="P11">Сначала нужно обойти каждое дерево игрока и параллельно дерево акций. В каждой ноде игрока нужно записать в свободное поле соотв. индекс ноды дерева акций. Это лучше сделать еще при создании дерева игрока, когда еще доступно дерево стратегии, т.к. в нем есть информация для синхронизации с деревом акций. Также можно синхронизировать по номеру ребенка (<text:span text:style-name="T2">hint)</text:span>, но тогда нет возможности верификации.</text:p>
      <text:p text:style-name="P11">Потом нужно создать таблицу групп акций для оппонента. Можно для упрощения завести таблицу длиной в количество нодов в дереве акций, а не в количество листьев. В текущих играх оба значения невелики, и листья составляют большую часть нод.</text:p>
      <text:p text:style-name="P11">Создать их можно обходя дерево оппонента. В каждом листе берем индекс дерева акций. По нему в таблице находим группу акций. В нее добавляется на соотв. место текущая нода (надо будет в группе или в промеж. структуре иметь счетчик). Также нужно записать пот фактор.</text:p>
      <text:p text:style-name="P11">Нужно будет создать таблицу линков, по такому же принципу, как и таблицу групп.</text:p>
      <text:p text:style-name="P11">Потом нужно будет обходить дерево героя. В каждой ноде, где есть его переменная создается новый линк на группу акций и кладется на стек. В каждом листе индекс дерева акций (он же <text:span text:style-name="T2">ID </text:span>группы акций) <text:s/>заносится в линк.</text:p>
      <text:h text:style-name="P82" text:outline-level="5">Проинициализировать стратегии и значения игры.</text:h>
      <text:p text:style-name="P11">Стратегии игроков считываются из файлов, и значения заносятся в соотв. ноды. Одновременно вычисляются значения игры для оппонента.</text:p>
      <text:p text:style-name="P11"/>
      <text:h text:style-name="P83" text:outline-level="4">Итерации</text:h>
      <text:h text:style-name="Heading_20_5" text:outline-level="5"><text:span text:style-name="T4">Сделать </text:span><text:span text:style-name="T2">minimax </text:span><text:span text:style-name="T4">для текущего игрока</text:span></text:h>
      <text:p text:style-name="Standard"><text:span text:style-name="T4">Обходим дерево в пре-пост-ордер. В преордер инициализируем значения на стеке числом </text:span><text:span text:style-name="T2">double.MinValue.</text:span></text:p>
      <text:p text:style-name="P11">В листьях копируем значения в стек.</text:p>
      <text:p text:style-name="P11"><text:soft-page-break/>В нодах, где ходил герой, сравниваем значение родителя с текущим, и если текущее лучше, обновляем стек родителя и его ноду.</text:p>
      <text:p text:style-name="Standard"><text:span text:style-name="T4">В остальных нодах, если значение равно </text:span><text:span text:style-name="T2">double.MinValue,</text:span><text:span text:style-name="T4"> переписываем его значением тек. ноды, иначе прибавляем значение текущей ноды.</text:span></text:p>
      <text:h text:style-name="Heading_20_5" text:outline-level="5"><text:span text:style-name="T4">Рассчитать </text:span><text:span text:style-name="T2">BR </text:span><text:span text:style-name="T4">для текущего игрока и обновить значения оппонента</text:span></text:h>
      <text:p text:style-name="P11">Обходим дерево в преордер. В нодах, где след. ход за героем (нужно их как то пометить, возможно лучше хранить позицию след. игрока в нодах) берем лучший ход и обходим его поддерево, а потом прыгаем к следующей ноде. </text:p>
      <text:p text:style-name="P11">В нодах, где ход за героем, инкрементирум переменную и обновляем значения игры для оппонента.</text:p>
      <text:p text:style-name="P11"/>
      <text:h text:style-name="Heading_20_5" text:outline-level="5"><text:span text:style-name="T4">Вызвать </text:span><text:span text:style-name="T2">UserFeedback</text:span></text:h>
      <text:p text:style-name="P11">Вызвать делегат. Пользователь может захотеть прервать вычисления.</text:p>
      <text:h text:style-name="P82" text:outline-level="5">Сменить текущего игрока и вернуться в начало</text:h>
      <text:p text:style-name="P11"/>
      <text:p text:style-name="P11"/>
      <text:h text:style-name="P83" text:outline-level="4">Завершение</text:h>
      <text:h text:style-name="P82" text:outline-level="5">Записать снапшот</text:h>
      <text:p text:style-name="P11">Перейти на след. снапшот (текущий всегда занят).</text:p>
      <text:p text:style-name="P11">Значения переменных конвертируются в стратегию и записываются. Также записываются счетчик итераций и другие необходимые значения.</text:p>
      <text:p text:style-name="P11"/>
      <text:list xml:id="list35469171" text:style-name="L11">
        <text:list-header>
          <text:p text:style-name="P70"/>
        </text:list-header>
      </text:list>
      <text:p text:style-name="P17"/>
      <text:p text:style-name="Beschriftung"><text:span text:style-name="T1">Figure </text:span><text:span text:style-name="T1"><text:sequence text:ref-name="refIllustration0" text:name="Illustration" text:formula="ooow:Illustration+1" style:num-format="1">1</text:sequence></text:span><text:span text:style-name="T1">.</text:span> <text:s/>TODO: use this for picture indexing.</text:p>
      <text:p text:style-name="Standard"/>
      <text:p text:style-name="P38"/>
      <text:h text:style-name="Heading_20_2" text:outline-level="2" text:is-list-header="true"/>
      <text:h text:style-name="P87" text:outline-level="1"/>
      <text:section text:style-name="Sect2" text:name="Section1">
        <text:h text:style-name="Heading_20_1" text:outline-level="1"><text:bookmark text:name="__RefHeading__1747_309845569"/>Appendix<text:bookmark-end text:name="__RefHeading__1747_309845569"/></text:h>
        <text:h text:style-name="Heading_20_2" text:outline-level="2"><text:bookmark text:name="__RefHeading__1749_309845569"/>Typographic Conventions<text:bookmark-end text:name="__RefHeading__1749_309845569"/></text:h>
        <text:p text:style-name="Note">This document uses the following typographic conventions<text:alphabetical-index-mark text:string-value="Typographic conventions"/>.</text:p>
        <table:table table:name="Table3" table:style-name="Table3">
          <table:table-column table:style-name="Table3.A"/>
          <table:table-column table:style-name="Table3.B"/>
          <table:table-header-rows>
            <table:table-row table:style-name="Table3.1">
              <table:table-cell table:style-name="Table3.A1" office:value-type="string">
                <text:p text:style-name="P20">Convention</text:p>
              </table:table-cell>
              <table:table-cell table:style-name="Table3.A1" office:value-type="string">
                <text:p text:style-name="P20">Description</text:p>
              </table:table-cell>
            </table:table-row>
          </table:table-header-rows>
          <table:table-row table:style-name="Table3.1">
            <table:table-cell table:style-name="Table3.A2" office:value-type="string">
              <text:p text:style-name="P22"><text:span text:style-name="Source_20_Text">Monospace</text:span></text:p>
            </table:table-cell>
            <table:table-cell table:style-name="Table3.A2" office:value-type="string">
              <text:p text:style-name="P21">Source code snippet.</text:p>
            </table:table-cell>
          </table:table-row>
          <table:table-row table:style-name="Table3.1">
            <table:table-cell table:style-name="Table3.A2" office:value-type="string">
              <text:p text:style-name="P23"/>
            </table:table-cell>
            <table:table-cell table:style-name="Table3.A2" office:value-type="string">
              <text:p text:style-name="P21"/>
            </table:table-cell>
          </table:table-row>
          <table:table-row table:style-name="Table3.1">
            <table:table-cell table:style-name="Table3.A2" office:value-type="string">
              <text:p text:style-name="P24"/>
            </table:table-cell>
            <table:table-cell table:style-name="Table3.A2" office:value-type="string">
              <text:p text:style-name="P21"/>
            </table:table-cell>
          </table:table-row>
          <table:table-row table:style-name="Table3.1">
            <table:table-cell table:style-name="Table3.A2" office:value-type="string">
              <text:p text:style-name="P25"/>
            </table:table-cell>
            <table:table-cell table:style-name="Table3.A2" office:value-type="string">
              <text:p text:style-name="P21"/>
            </table:table-cell>
          </table:table-row>
          <table:table-row table:style-name="Table3.1">
            <table:table-cell table:style-name="Table3.A2" office:value-type="string">
              <text:p text:style-name="P21"/>
            </table:table-cell>
            <table:table-cell table:style-name="Table3.A2" office:value-type="string">
              <text:p text:style-name="P21"/>
            </table:table-cell>
          </table:table-row>
        </table:table>
        <text:p text:style-name="Beschriftung"><text:span text:style-name="T1">Table </text:span><text:span text:style-name="T1"><text:sequence text:ref-name="refTable1" text:name="Table" text:formula="ooow:Table+1" style:num-format="1">2</text:sequence></text:span><text:span text:style-name="T1">. </text:span><text:bookmark-start text:name="_Ref62538557"/><text:span text:style-name="T1">Ty</text:span><text:bookmark-end text:name="_Ref62538557"/><text:span text:style-name="T1">pographic Conventions</text:span></text:p>
        <text:h text:style-name="Heading_20_2" text:outline-level="2"><text:bookmark text:name="__RefHeading__1751_309845569"/>Glossary<text:bookmark-end text:name="__RefHeading__1751_309845569"/></text:h>
        <table:table table:name="Table4" table:style-name="Table4">
          <table:table-column table:style-name="Table4.A"/>
          <table:table-column table:style-name="Table4.B"/>
          <table:table-row table:style-name="Table4.1">
            <table:table-cell table:style-name="Table4.A1" office:value-type="string">
              <text:p text:style-name="P18"><text:span text:style-name="TH_20_Zchn">Term</text:span></text:p>
            </table:table-cell>
            <table:table-cell table:style-name="Table4.A1" office:value-type="string">
              <text:p text:style-name="P18"><text:span text:style-name="TH_20_Zchn">Description</text:span></text:p>
            </table:table-cell>
          </table:table-row>
          <table:table-row table:style-name="Table4.1">
            <table:table-cell table:style-name="Table4.A2" office:value-type="string">
              <text:p text:style-name="P21">SC</text:p>
            </table:table-cell>
            <table:table-cell table:style-name="Table4.A2" office:value-type="string">
              <text:p text:style-name="P26">Source control</text:p>
            </table:table-cell>
          </table:table-row>
          <table:table-row table:style-name="Table4.1">
            <table:table-cell table:style-name="Table4.A2" office:value-type="string">
              <text:p text:style-name="P21">BDS</text:p>
            </table:table-cell>
            <table:table-cell table:style-name="Table4.A2" office:value-type="string">
              <text:p text:style-name="P26">Build and Distribution System</text:p>
            </table:table-cell>
          </table:table-row>
          <table:table-row table:style-name="Table4.1">
            <table:table-cell table:style-name="Table4.A2" office:value-type="string">
              <text:p text:style-name="P27"/>
            </table:table-cell>
            <table:table-cell table:style-name="Table4.A2" office:value-type="string">
              <text:p text:style-name="P26"/>
            </table:table-cell>
          </table:table-row>
          <table:table-row table:style-name="Table4.1">
            <table:table-cell table:style-name="Table4.A2" office:value-type="string">
              <text:p text:style-name="P21"/>
            </table:table-cell>
            <table:table-cell table:style-name="Table4.A2" office:value-type="string">
              <text:p text:style-name="P26"/>
            </table:table-cell>
          </table:table-row>
          <table:table-row table:style-name="Table4.1">
            <table:table-cell table:style-name="Table4.A2" office:value-type="string">
              <text:p text:style-name="P21"/>
            </table:table-cell>
            <table:table-cell table:style-name="Table4.A2" office:value-type="string">
              <text:p text:style-name="P26"/>
            </table:table-cell>
          </table:table-row>
          <table:table-row table:style-name="Table4.1">
            <table:table-cell table:style-name="Table4.A2" office:value-type="string">
              <text:p text:style-name="P21"/>
            </table:table-cell>
            <table:table-cell table:style-name="Table4.A2" office:value-type="string">
              <text:p text:style-name="P26"/>
            </table:table-cell>
          </table:table-row>
          <table:table-row table:style-name="Table4.1">
            <table:table-cell table:style-name="Table4.A2" office:value-type="string">
              <text:p text:style-name="P21"/>
            </table:table-cell>
            <table:table-cell table:style-name="Table4.A2" office:value-type="string">
              <text:p text:style-name="P26"/>
            </table:table-cell>
          </table:table-row>
          <table:table-row table:style-name="Table4.1">
            <table:table-cell table:style-name="Table4.A2" office:value-type="string">
              <text:p text:style-name="P21"/>
            </table:table-cell>
            <table:table-cell table:style-name="Table4.A2" office:value-type="string">
              <text:p text:style-name="P26"/>
            </table:table-cell>
          </table:table-row>
          <table:table-row table:style-name="Table4.1">
            <table:table-cell table:style-name="Table4.A2" office:value-type="string">
              <text:p text:style-name="P21"/>
            </table:table-cell>
            <table:table-cell table:style-name="Table4.A2" office:value-type="string">
              <text:p text:style-name="P26"/>
            </table:table-cell>
          </table:table-row>
          <table:table-row table:style-name="Table4.1">
            <table:table-cell table:style-name="Table4.A11" office:value-type="string">
              <text:p text:style-name="P21"/>
            </table:table-cell>
            <table:table-cell table:style-name="Table4.A11" office:value-type="string">
              <text:p text:style-name="P26"/>
            </table:table-cell>
          </table:table-row>
        </table:table>
        <text:p text:style-name="Beschriftung">Table <text:sequence text:ref-name="refTable2" text:name="Table" text:formula="ooow:Table+1" style:num-format="1">3</text:sequence>.<text:span text:style-name="T1"> Glossary</text:span></text:p>
        <text:h text:style-name="Heading_20_2" text:outline-level="2"><text:bookmark text:name="__RefHeading__1757_309845569"/>Figures<text:bookmark-end text:name="__RefHeading__1757_309845569"/></text:h>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cm" style:leader-char=" " style:with-tab="false"/>
              <text:index-entry-tab-stop style:type="left" style:position="1cm" style:leader-char=" " style:with-tab="false"/>
              <text:index-entry-tab-stop style:type="left" style:position="15.7cm" style:leader-char=" " style:with-tab="false"/>
            </text:illustration-index-entry-template>
          </text:illustration-index-source>
          <text:index-body>
            <text:p text:style-name="Text_20_body"/>
          </text:index-body>
        </text:illustration-index>
        <text:p text:style-name="P8"/>
        <text:h text:style-name="Heading_20_2" text:outline-level="2"><text:bookmark text:name="__RefHeading__1759_309845569"/>Tables<text:bookmark-end text:name="__RefHeading__1759_309845569"/></text:h>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cm" style:leader-char=" " style:with-tab="false"/>
              <text:index-entry-tab-stop style:type="left" style:position="1cm" style:leader-char=" " style:with-tab="false"/>
              <text:index-entry-tab-stop style:type="left" style:position="15.7cm" style:leader-char=" " style:with-tab="false"/>
            </text:illustration-index-entry-template>
          </text:illustration-index-source>
          <text:index-body>
            <text:p text:style-name="P33">Table 1. Table index<text:tab/>3</text:p>
            <text:p text:style-name="P33">Table 2. Typographic Conventions<text:tab/>4</text:p>
            <text:p text:style-name="P33"><text:soft-page-break/>Table 3. Glossary<text:tab/>4</text:p>
          </text:index-body>
        </text:illustration-index>
        <text:h text:style-name="Heading_20_2" text:outline-level="2"><text:bookmark text:name="__RefHeading__1761_309845569"/>Bibliography<text:bookmark-end text:name="__RefHeading__1761_309845569"/></text:h>
        <table:table table:name="Table1" table:style-name="Table1">
          <table:table-column table:style-name="Table1.A"/>
          <table:table-column table:style-name="Table1.B"/>
          <table:table-header-rows>
            <table:table-row table:style-name="Table1.1">
              <table:table-cell table:style-name="Table1.A1" office:value-type="string">
                <text:p text:style-name="P19">#</text:p>
              </table:table-cell>
              <table:table-cell table:style-name="Table1.A1" office:value-type="string">
                <text:p text:style-name="P19">Title</text:p>
              </table:table-cell>
            </table:table-row>
          </table:table-header-rows>
          <table:table-row table:style-name="Table1.2">
            <table:table-cell table:style-name="Table1.A2" office:value-type="string">
              <text:p text:style-name="P21">[1]</text:p>
            </table:table-cell>
            <table:table-cell table:style-name="Table1.A2" office:value-type="string">
              <text:p text:style-name="P21"><text:a xlink:type="simple" xlink:href="http://msdn.microsoft.com/en-us/library/ms229042.aspx"/></text:p>
            </table:table-cell>
          </table:table-row>
          <table:table-row table:style-name="Table1.2">
            <table:table-cell table:style-name="Table1.A3" office:value-type="string">
              <text:p text:style-name="P21">[2]</text:p>
            </table:table-cell>
            <table:table-cell table:style-name="Table1.A3" office:value-type="string">
              <text:p text:style-name="P21"><text:a xlink:type="simple" xlink:href="http://blogs.msdn.com/b/brada/archive/2005/01/26/361363.aspx"/></text:p>
            </table:table-cell>
          </table:table-row>
          <table:table-row table:style-name="Table1.2">
            <table:table-cell table:style-name="Table1.A3" office:value-type="string">
              <text:p text:style-name="P21">[3]</text:p>
            </table:table-cell>
            <table:table-cell table:style-name="Table1.A3" office:value-type="string">
              <text:p text:style-name="P21"><text:a xlink:type="simple" xlink:href="http://maven.apache.org/"/></text:p>
            </table:table-cell>
          </table:table-row>
          <table:table-row table:style-name="Table1.2">
            <table:table-cell table:style-name="Table1.A3" office:value-type="string">
              <text:p text:style-name="P21">[4]</text:p>
            </table:table-cell>
            <table:table-cell table:style-name="Table1.A3" office:value-type="string">
              <text:p text:style-name="P28"/>
            </table:table-cell>
          </table:table-row>
          <table:table-row table:style-name="Table1.2">
            <table:table-cell table:style-name="Table1.A3" office:value-type="string">
              <text:p text:style-name="P21">[5]</text:p>
            </table:table-cell>
            <table:table-cell table:style-name="Table1.A3" office:value-type="string">
              <text:p text:style-name="P29"/>
            </table:table-cell>
          </table:table-row>
        </table:table>
        <text:p text:style-name="P10"/>
        <text:h text:style-name="Heading_20_2" text:outline-level="2"><text:bookmark text:name="__RefHeading__1763_309845569"/>Todo<text:bookmark-end text:name="__RefHeading__1763_309845569"/></text:h>
        <text:list xml:id="list35477781" text:style-name="L12">
          <text:list-item>
            <text:p text:style-name="P75">How to install ai-install.bat (it is the file that does the installation)?</text:p>
          </text:list-item>
          <text:list-item>
            <text:p text:style-name="P75"/>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17cm" fo:margin-right="0cm" fo:margin-top="0cm" fo:margin-bottom="0.212cm" fo:orphans="2" fo:widows="2" fo:text-indent="0cm" style:auto-text-indent="false" style:writing-mode="lr-tb">
        <style:tab-stops>
          <style:tab-stop style:position="-0.016cm"/>
        </style:tab-stops>
      </style:paragraph-properties>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035cm" fo:margin-bottom="3.951cm" fo:text-indent="0cm" style:auto-text-indent="false" fo:break-before="page" fo:keep-with-next="always"/>
      <style:text-properties fo:color="#333399" style:font-name="Arial" fo:font-size="20pt" fo:font-weight="bold" style:letter-kerning="true" style:font-size-asian="20pt" style:font-weight-asian="bold" style:font-name-complex="Arial" style:font-size-complex="21pt"/>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properties fo:color="#333399"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style:text-autospace="none"/>
      <style:text-properties fo:font-size="12pt" style:letter-kerning="true" style:font-size-asian="12pt" style:font-size-complex="12pt" style:font-weight-complex="normal"/>
    </style:style>
    <style:style style:name="Heading_20_4" style:display-name="Heading 4" style:family="paragraph" style:parent-style-name="Heading_20_3" style:next-style-name="Standard" style:default-outline-level="4" style:class="text" style:master-page-name="">
      <style:paragraph-properties fo:margin-left="0cm" fo:margin-right="0cm" fo:text-indent="0cm" style:auto-text-indent="false" style:page-number="auto">
        <style:tab-stops>
          <style:tab-stop style:position="-0.016cm"/>
        </style:tab-stops>
      </style:paragraph-properties>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cm" fo:margin-right="0cm" fo:text-indent="0cm" style:auto-text-indent="false"/>
      <style:text-properties fo:font-style="italic" fo:font-weight="normal" style:letter-kerning="true" style:font-style-asian="italic" style:font-weight-asian="normal"/>
    </style:style>
    <style:style style:name="Heading_20_6" style:display-name="Heading 6" style:family="paragraph" style:parent-style-name="Heading_20_5" style:next-style-name="Standard" style:default-outline-level="" style:list-style-name="" style:class="text">
      <style:paragraph-properties fo:margin-left="2.032cm" fo:margin-right="0cm" fo:margin-top="0.423cm" fo:margin-bottom="0.212cm" fo:text-indent="-2.032cm" style:auto-text-indent="false">
        <style:tab-stops>
          <style:tab-stop style:position="-0.531cm"/>
          <style:tab-stop style:position="0cm"/>
          <style:tab-stop style:position="1.778cm"/>
        </style:tab-stops>
      </style:paragraph-properties>
      <style:text-properties style:font-size-complex="11pt" style:font-weight-complex="bold"/>
    </style:style>
    <style:style style:name="Heading_20_7" style:display-name="Heading 7" style:family="paragraph" style:parent-style-name="Standard" style:next-style-name="Standard" style:class="text">
      <style:paragraph-properties fo:margin-left="2.286cm" fo:margin-right="0cm" fo:margin-top="0.423cm" fo:margin-bottom="0.212cm" fo:text-indent="-2.286cm" style:auto-text-indent="false">
        <style:tab-stops>
          <style:tab-stop style:position="-0.785cm"/>
          <style:tab-stop style:position="0cm"/>
        </style:tab-stops>
      </style:paragraph-properties>
    </style:style>
    <style:style style:name="Heading_20_8" style:display-name="Heading 8" style:family="paragraph" style:parent-style-name="Standard" style:next-style-name="Standard" style:class="text">
      <style:paragraph-properties fo:margin-left="2.54cm" fo:margin-right="0cm" fo:margin-top="0.423cm" fo:margin-bottom="0.212cm" fo:text-indent="-2.54cm" style:auto-text-indent="false">
        <style:tab-stops>
          <style:tab-stop style:position="-1.039cm"/>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2.794cm" fo:margin-right="0cm" fo:margin-top="0.423cm" fo:margin-bottom="0.212cm" fo:text-indent="-2.794cm" style:auto-text-indent="false">
        <style:tab-stops>
          <style:tab-stop style:position="-1.293cm"/>
          <style:tab-stop style:position="0cm"/>
        </style:tab-stops>
      </style:paragraph-properties>
      <style:text-properties style:font-name="Arial" fo:font-size="11pt" style:font-size-asian="11pt" style:font-name-complex="Arial" style:font-size-complex="11pt"/>
    </style:style>
    <style:style style:name="TD" style:family="paragraph" style:parent-style-name="Standard">
      <style:paragraph-properties fo:margin-left="0cm" fo:margin-right="0cm" fo:margin-top="0.106cm" fo:margin-bottom="0.106cm" fo:text-indent="0cm" style:auto-text-indent="false" style:text-autospace="none"/>
      <style:text-properties style:font-name="Arial" fo:font-size="9pt" fo:language="en" fo:country="US" style:font-size-asian="9pt" style:font-name-complex="Arial" style:font-size-complex="9pt"/>
    </style:style>
    <style:style style:name="TH" style:family="paragraph" style:parent-style-name="Standard">
      <style:paragraph-properties fo:margin-left="0cm" fo:margin-right="0cm" fo:margin-top="0.106cm" fo:margin-bottom="0.106cm" fo:text-indent="0cm" style:auto-text-indent="false" style:text-autospace="none"/>
      <style:text-properties fo:color="#ffffff" style:font-name="Arial" fo:font-size="9pt" fo:font-weight="bold" style:font-size-asian="9pt" style:font-weight-asian="bold" style:font-name-complex="Arial" style:font-size-complex="9pt" style:font-weight-complex="bold"/>
    </style:style>
    <style:style style:name="DD" style:family="paragraph" style:parent-style-name="Standard">
      <style:paragraph-properties fo:margin-left="2cm" fo:margin-right="0cm" fo:text-indent="0cm" style:auto-text-indent="false"/>
    </style:style>
    <style:style style:name="UList" style:family="paragraph" style:parent-style-name="Standard" style:list-style-name="WW8Num23">
      <style:paragraph-properties fo:margin-left="0cm" fo:margin-right="0cm" fo:margin-top="0.035cm" fo:margin-bottom="0.212cm" fo:text-indent="0cm" style:auto-text-indent="false"/>
    </style:style>
    <style:style style:name="OList" style:family="paragraph" style:parent-style-name="Standard" style:list-style-name="WW8Num21">
      <style:paragraph-properties fo:margin-left="0cm" fo:margin-right="0cm" fo:margin-top="0.071cm" fo:margin-bottom="0.212cm" fo:text-indent="0cm" style:auto-text-indent="false" style:text-autospace="none"/>
      <style:text-properties fo:color="#000000" style:font-size-complex="10pt"/>
    </style:style>
    <style:style style:name="Überschrift_20_1a" style:display-name="Überschrift 1a" style:family="paragraph" style:parent-style-name="Heading_20_1" style:default-outline-level="" style:list-style-name="">
      <style:paragraph-properties fo:margin-left="0cm" fo:margin-right="0cm" fo:margin-top="0.035cm" fo:margin-bottom="0.423cm" fo:text-indent="0cm" style:auto-text-indent="false">
        <style:tab-stops>
          <style:tab-stop style:position="0cm"/>
          <style:tab-stop style:position="1.501cm"/>
        </style:tab-stops>
      </style:paragraph-properties>
      <style:text-properties style:font-weight-complex="bold"/>
    </style:style>
    <style:style style:name="Anmerkung" style:family="paragraph" style:parent-style-name="Standard" style:next-style-name="Standard">
      <style:paragraph-properties fo:margin-left="0.63cm" fo:margin-right="0cm" fo:margin-top="0.176cm" fo:margin-bottom="0.212cm" style:line-height-at-least="0.423cm" fo:text-indent="-0.63cm" style:auto-text-indent="false" style:text-autospace="none" style:punctuation-wrap="simple" style:vertical-align="baseline">
        <style:tab-stops>
          <style:tab-stop style:position="0.64cm"/>
          <style:tab-stop style:position="0.871cm"/>
        </style:tab-stops>
      </style:paragraph-properties>
      <style:text-properties style:font-name="Arial" fo:language="en" fo:country="GB" style:font-size-complex="10pt"/>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Datum" style:family="paragraph" style:parent-style-name="Standard" style:next-style-name="Standard">
      <style:paragraph-properties fo:margin-top="0.035cm" fo:margin-bottom="0.212cm"/>
    </style:style>
    <style:style style:name="Contents_20_1" style:display-name="Contents 1" style:family="paragraph" style:parent-style-name="Standard" style:next-style-name="Standard" style:class="index">
      <style:paragraph-properties fo:margin-left="2cm" fo:margin-right="0cm" fo:margin-top="0.635cm" fo:margin-bottom="0.212cm" fo:text-indent="0cm" style:auto-text-indent="false">
        <style:tab-stops>
          <style:tab-stop style:position="-0.499cm"/>
          <style:tab-stop style:position="1cm"/>
          <style:tab-stop style:position="15.7cm" style:type="right"/>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2.501cm" fo:margin-right="0cm" fo:margin-top="0.212cm" fo:margin-bottom="0.212cm" fo:text-indent="0cm" style:auto-text-indent="false">
        <style:tab-stops>
          <style:tab-stop style:position="-1cm"/>
          <style:tab-stop style:position="1cm"/>
          <style:tab-stop style:position="15.182cm" style:type="right"/>
        </style:tab-stops>
      </style:paragraph-properties>
      <style:text-properties fo:language="zxx" fo:country="none" fo:font-weight="bold" style:language-asian="zxx" style:country-asian="none"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3cm" fo:margin-right="0cm" fo:margin-top="0.035cm" fo:margin-bottom="0.212cm" fo:text-indent="0cm" style:auto-text-indent="false">
        <style:tab-stops>
          <style:tab-stop style:position="-1.499cm"/>
          <style:tab-stop style:position="1cm"/>
          <style:tab-stop style:position="14.683cm" style:type="right"/>
        </style:tab-stops>
      </style:paragraph-properties>
      <style:text-properties fo:language="zxx" fo:country="none" style:language-asian="zxx" style:country-asian="none" style:font-size-complex="14pt"/>
    </style:style>
    <style:style style:name="Contents_20_4" style:display-name="Contents 4" style:family="paragraph" style:parent-style-name="Contents_20_3" style:next-style-name="Standard" style:class="index">
      <style:paragraph-properties fo:margin-left="3.501cm" fo:margin-right="0cm" fo:text-indent="0cm" style:auto-text-indent="false"/>
    </style:style>
    <style:style style:name="Abbildungsverzeichnis" style:family="paragraph" style:parent-style-name="Standard" style:next-style-name="Standard">
      <style:paragraph-properties fo:margin-left="2.212cm" fo:margin-right="0cm" fo:margin-top="0.035cm" fo:margin-bottom="0.212cm" fo:text-indent="-0.711cm" style:auto-text-indent="false">
        <style:tab-stops>
          <style:tab-stop style:position="13.79cm" style:type="right"/>
        </style:tab-stops>
      </style:paragraph-properties>
    </style:style>
    <style:style style:name="Note" style:family="paragraph" style:parent-style-name="Standard">
      <style:paragraph-properties fo:margin-top="0.106cm" fo:margin-bottom="0.212cm"/>
    </style:style>
    <style:style style:name="Beschriftung" style:family="paragraph" style:parent-style-name="Standard" style:next-style-name="Standard">
      <style:paragraph-properties fo:margin-top="0.212cm" fo:margin-bottom="0.423cm"/>
      <style:text-properties fo:color="#002990" style:font-name="Arial" fo:font-weight="bold" style:font-weight-asian="bold" style:font-size-complex="10pt" style:font-weight-complex="bold"/>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Listing" style:family="paragraph" style:parent-style-name="Standard">
      <style:paragraph-properties fo:margin-left="1.651cm" fo:margin-right="0.15cm" fo:margin-top="0.035cm" fo:margin-bottom="0.212cm" fo:text-indent="0cm" style:auto-text-indent="false" fo:background-color="#e6e6e6" fo:padding="0.141cm" fo:border="0.018cm solid #c0c0c0">
        <style:background-image/>
      </style:paragraph-properties>
      <style:text-properties style:font-name="Courier New" fo:font-size="9pt" style:font-size-asian="9pt"/>
    </style:style>
    <style:style style:name="Header" style:family="paragraph" style:parent-style-name="Standard" style:class="extra">
      <style:paragraph-properties fo:margin-top="0.035cm" fo:margin-bottom="0.212cm" fo:text-align="justify" style:justify-single-word="false">
        <style:tab-stops>
          <style:tab-stop style:position="-0.016cm"/>
          <style:tab-stop style:position="6.985cm" style:type="center"/>
          <style:tab-stop style:position="16.237cm" style:type="right"/>
        </style:tab-stops>
      </style:paragraph-properties>
      <style:text-properties fo:font-size="9pt" style:font-size-asian="9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Heading" style:display-name="Index Heading" style:family="paragraph" style:parent-style-name="Standard" style:next-style-name="Index_20_1" style:class="index">
      <style:paragraph-properties fo:margin-top="0.423cm" fo:margin-bottom="0.212cm" fo:keep-with-next="always">
        <style:tab-stops>
          <style:tab-stop style:position="-0.016cm"/>
          <style:tab-stop style:position="6.68cm" style:type="right" style:leader-style="dotted" style:leader-text="."/>
        </style:tab-stops>
      </style:paragraph-properties>
      <style:text-properties fo:font-size="14pt" fo:language="zxx" fo:country="none" fo:font-weight="bold" style:font-size-asian="14pt" style:language-asian="zxx" style:country-asian="none" style:font-weight-asian="bold" style:font-weight-complex="bold"/>
    </style:style>
    <style:style style:name="Index_20_2" style:display-name="Index 2" style:family="paragraph" style:parent-style-name="Standard" style:next-style-name="Standard" style:class="index">
      <style:paragraph-properties fo:margin-left="0.706cm" fo:margin-right="0cm" fo:margin-top="0.035cm" fo:margin-bottom="0.212cm" fo:text-indent="-0.353cm" style:auto-text-indent="false"/>
    </style:style>
    <style:style style:name="Footer" style:family="paragraph" style:parent-style-name="Standard" style:class="extra" style:master-page-name="">
      <style:paragraph-properties fo:margin-left="0cm" fo:margin-right="0cm" fo:margin-top="0.212cm" fo:margin-bottom="0.212cm" fo:text-align="justify" style:justify-single-word="false" fo:text-indent="0cm" style:auto-text-indent="false" style:page-number="auto" fo:padding="0cm" fo:border="none" style:shadow="none">
        <style:tab-stops>
          <style:tab-stop style:position="1.501cm"/>
          <style:tab-stop style:position="17.754cm" style:type="right"/>
        </style:tab-stops>
      </style:paragraph-properties>
      <style:text-properties fo:color="#333399" fo:font-size="9pt" style:font-size-asian="9pt"/>
    </style:style>
    <style:style style:name="Aufzählungszeichen" style:family="paragraph" style:parent-style-name="Standard" style:list-style-name="WW8Num10">
      <style:paragraph-properties fo:margin-left="0cm" fo:margin-right="0cm" fo:text-indent="0cm" style:auto-text-indent="false"/>
    </style:style>
    <style:style style:name="DT" style:family="paragraph" style:parent-style-name="Standard">
      <style:text-properties fo:font-weight="bold" style:font-weight-asian="bold" style:font-size-complex="10pt"/>
    </style:style>
    <style:style style:name="tl" style:family="paragraph" style:parent-style-name="Standard">
      <style:paragraph-properties fo:margin-left="0cm" fo:margin-right="0cm" fo:margin-top="0.494cm" fo:margin-bottom="0.494cm" fo:text-indent="0cm" style:auto-text-indent="false"/>
      <style:text-properties style:font-name="Arial Unicode MS" fo:font-size="12pt" fo:language="de" fo:country="DE" style:font-name-asian="Arial Unicode MS" style:font-size-asian="12pt" style:font-name-complex="Arial Unicode MS"/>
    </style:style>
    <style:style style:name="Textkörper-Einzug_20_2" style:display-name="Textkörper-Einzug 2" style:family="paragraph" style:parent-style-name="Standard">
      <style:paragraph-properties fo:margin-left="0.404cm" fo:margin-right="0cm" fo:text-indent="0cm" style:auto-text-indent="false"/>
    </style:style>
    <style:style style:name="Textkörper-Einzug_20_3" style:display-name="Textkörper-Einzug 3" style:family="paragraph" style:parent-style-name="Standard"/>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12pt" fo:language="de" fo:country="DE" style:font-size-asian="12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12pt" fo:language="de" fo:country="DE"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Times New Roman"/>
    </style:style>
    <style:style style:name="WW8Num12z0" style:family="text">
      <style:text-properties style:font-name="Symbol"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Times New Roman"/>
    </style:style>
    <style:style style:name="WW8Num13z0" style:family="text">
      <style:text-properties style:font-name="Symbol"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Times New Roman"/>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color="#333399" style:font-name="Symbol"/>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DT_20_Char" style:display-name="DT Char" style:family="text" style:parent-style-name="Absatz-Standardschriftart">
      <style:text-properties fo:language="en" fo:country="US" fo:font-weight="bold" style:font-weight-asian="bold" style:language-complex="ar" style:country-complex="SA"/>
    </style:style>
    <style:style style:name="DD_20_Char" style:display-name="DD Char" style:family="text" style:parent-style-name="Absatz-Standardschriftart">
      <style:text-properties fo:language="en" fo:country="US" style:font-size-complex="12pt" style:language-complex="ar" style:country-complex="SA"/>
    </style:style>
    <style:style style:name="TH_20_Zchn" style:display-name="TH Zchn" style:family="text" style:parent-style-name="Absatz-Standardschriftart">
      <style:text-properties fo:color="#ffffff" style:font-name="Arial" fo:font-size="9pt" fo:language="en" fo:country="US" fo:font-weight="bold" style:font-size-asian="9pt" style:font-weight-asian="bold" style:font-name-complex="Arial" style:font-size-complex="9pt" style:language-complex="ar" style:country-complex="SA" style:font-weight-complex="bold"/>
    </style:style>
    <style:style style:name="Source_20_Text" style:display-name="Source Text"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Rubies" style:family="text">
      <style:text-properties fo:font-size="6pt" style:text-underline-style="none" style:font-size-asian="6pt" style:font-size-complex="6pt" style:text-emphasize="none"/>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501cm"/>
      </text:outline-level-style>
      <text:outline-level-style text:level="2" style:num-format="1" text:display-levels="2">
        <style:list-level-properties text:min-label-width="1.501cm"/>
      </text:outline-level-style>
      <text:outline-level-style text:level="3" style:num-format="1" text:display-levels="3">
        <style:list-level-properties text:min-label-width="1.501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space-before="2.995cm" text:min-label-width="2.032cm"/>
      </text:outline-level-style>
      <text:outline-level-style text:level="7" style:num-format="1" text:display-levels="7">
        <style:list-level-properties text:space-before="2.995cm" text:min-label-width="2.286cm"/>
      </text:outline-level-style>
      <text:outline-level-style text:level="8" style:num-format="1" text:display-levels="8">
        <style:list-level-properties text:space-before="2.995cm" text:min-label-width="2.54cm"/>
      </text:outline-level-style>
      <text:outline-level-style text:level="9" style:num-format="1" text:display-levels="9">
        <style:list-level-properties text:space-before="2.995cm"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501cm"/>
      </text:list-level-style-number>
      <text:list-level-style-number text:level="2" style:num-format="1" text:display-levels="2">
        <style:list-level-properties text:min-label-width="1.501cm"/>
      </text:list-level-style-number>
      <text:list-level-style-number text:level="3" style:num-format="1" text:display-levels="3">
        <style:list-level-properties text:min-label-width="1.501cm"/>
      </text:list-level-style-number>
      <text:list-level-style-number text:level="4" style:num-format="1" text:display-levels="4">
        <style:list-level-properties text:space-before="2.995cm" text:min-label-width="1.524cm"/>
      </text:list-level-style-number>
      <text:list-level-style-number text:level="5" style:num-format="1" text:display-levels="5">
        <style:list-level-properties text:space-before="2.995cm" text:min-label-width="1.778cm"/>
      </text:list-level-style-number>
      <text:list-level-style-number text:level="6" style:num-format="1" text:display-levels="6">
        <style:list-level-properties text:space-before="2.995cm" text:min-label-width="2.032cm"/>
      </text:list-level-style-number>
      <text:list-level-style-number text:level="7" style:num-format="1" text:display-levels="7">
        <style:list-level-properties text:space-before="2.995cm" text:min-label-width="2.286cm"/>
      </text:list-level-style-number>
      <text:list-level-style-number text:level="8" style:num-format="1" text:display-levels="8">
        <style:list-level-properties text:space-before="2.995cm" text:min-label-width="2.54cm"/>
      </text:list-level-style-number>
      <text:list-level-style-number text:level="9" style:num-format="1" text:display-levels="9">
        <style:list-level-properties text:space-before="2.995cm" text:min-label-width="2.794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501cm"/>
      </text:list-level-style-number>
      <text:list-level-style-number text:level="2" style:num-format="1" text:display-levels="2">
        <style:list-level-properties text:min-label-width="1.501cm"/>
      </text:list-level-style-number>
      <text:list-level-style-number text:level="3" style:num-format="1" text:display-levels="3">
        <style:list-level-properties text:min-label-width="1.501cm"/>
      </text:list-level-style-number>
      <text:list-level-style-number text:level="4" style:num-format="1" text:display-levels="4">
        <style:list-level-properties text:space-before="2.995cm" text:min-label-width="1.524cm"/>
      </text:list-level-style-number>
      <text:list-level-style-number text:level="5" style:num-format="1" text:display-levels="5">
        <style:list-level-properties text:space-before="2.995cm" text:min-label-width="1.778cm"/>
      </text:list-level-style-number>
      <text:list-level-style-number text:level="6" style:num-format="1" text:display-levels="6">
        <style:list-level-properties text:space-before="2.995cm" text:min-label-width="2.032cm"/>
      </text:list-level-style-number>
      <text:list-level-style-number text:level="7" style:num-format="1" text:display-levels="7">
        <style:list-level-properties text:space-before="2.995cm" text:min-label-width="2.286cm"/>
      </text:list-level-style-number>
      <text:list-level-style-number text:level="8" style:num-format="1" text:display-levels="8">
        <style:list-level-properties text:space-before="2.995cm" text:min-label-width="2.54cm"/>
      </text:list-level-style-number>
      <text:list-level-style-number text:level="9" style:num-format="1" text:display-levels="9">
        <style:list-level-properties text:space-before="2.995cm" text:min-label-width="2.79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2cm" text:min-label-width="0.501cm"/>
      </text:list-level-style-number>
      <text:list-level-style-number text:level="2" style:num-suffix="." style:num-format="a" style:num-letter-sync="true">
        <style:list-level-properties text:space-before="7.041cm" text:min-label-width="0.635cm"/>
      </text:list-level-style-number>
      <text:list-level-style-number text:level="3" style:num-suffix="." style:num-format="i">
        <style:list-level-properties text:min-label-width="8.946cm" text:min-label-distance="0.318cm" fo:text-align="end"/>
      </text:list-level-style-number>
      <text:list-level-style-number text:level="4" style:num-suffix="." style:num-format="1">
        <style:list-level-properties text:space-before="9.581cm" text:min-label-width="0.635cm"/>
      </text:list-level-style-number>
      <text:list-level-style-number text:level="5" style:num-suffix="." style:num-format="a" style:num-letter-sync="true">
        <style:list-level-properties text:space-before="10.851cm" text:min-label-width="0.635cm"/>
      </text:list-level-style-number>
      <text:list-level-style-number text:level="6" style:num-suffix="." style:num-format="i">
        <style:list-level-properties text:min-label-width="12.756cm" text:min-label-distance="0.318cm" fo:text-align="end"/>
      </text:list-level-style-number>
      <text:list-level-style-number text:level="7" style:num-suffix="." style:num-format="1">
        <style:list-level-properties text:space-before="13.391cm" text:min-label-width="0.635cm"/>
      </text:list-level-style-number>
      <text:list-level-style-number text:level="8" style:num-suffix="." style:num-format="a" style:num-letter-sync="true">
        <style:list-level-properties text:space-before="14.661cm" text:min-label-width="0.635cm"/>
      </text:list-level-style-number>
      <text:list-level-style-number text:level="9" style:num-suffix="." style:num-format="i">
        <style:list-level-properties text:min-label-width="16.56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2.152cm" text:min-label-width="0.635cm"/>
        <style:text-properties style:font-name="Symbol"/>
      </text:list-level-style-bullet>
      <text:list-level-style-bullet text:level="2" text:style-name="WW8Num22z1" style:num-suffix="." text:bullet-char="o">
        <style:list-level-properties text:space-before="3.422cm" text:min-label-width="0.635cm"/>
        <style:text-properties style:font-name="Courier New1"/>
      </text:list-level-style-bullet>
      <text:list-level-style-bullet text:level="3" text:style-name="WW8Num22z2" style:num-suffix="." text:bullet-char="">
        <style:list-level-properties text:space-before="4.692cm" text:min-label-width="0.635cm"/>
        <style:text-properties style:font-name="Wingdings"/>
      </text:list-level-style-bullet>
      <text:list-level-style-bullet text:level="4" text:style-name="WW8Num22z0" style:num-suffix="." text:bullet-char="">
        <style:list-level-properties text:space-before="5.962cm" text:min-label-width="0.635cm"/>
        <style:text-properties style:font-name="Symbol"/>
      </text:list-level-style-bullet>
      <text:list-level-style-bullet text:level="5" text:style-name="WW8Num22z1" style:num-suffix="." text:bullet-char="o">
        <style:list-level-properties text:space-before="7.232cm" text:min-label-width="0.635cm"/>
        <style:text-properties style:font-name="Courier New1"/>
      </text:list-level-style-bullet>
      <text:list-level-style-bullet text:level="6" text:style-name="WW8Num22z2" style:num-suffix="." text:bullet-char="">
        <style:list-level-properties text:space-before="8.502cm" text:min-label-width="0.635cm"/>
        <style:text-properties style:font-name="Wingdings"/>
      </text:list-level-style-bullet>
      <text:list-level-style-bullet text:level="7" text:style-name="WW8Num22z0" style:num-suffix="." text:bullet-char="">
        <style:list-level-properties text:space-before="9.772cm" text:min-label-width="0.635cm"/>
        <style:text-properties style:font-name="Symbol"/>
      </text:list-level-style-bullet>
      <text:list-level-style-bullet text:level="8" text:style-name="WW8Num22z1" style:num-suffix="." text:bullet-char="o">
        <style:list-level-properties text:space-before="11.042cm" text:min-label-width="0.635cm"/>
        <style:text-properties style:font-name="Courier New1"/>
      </text:list-level-style-bullet>
      <text:list-level-style-bullet text:level="9" text:style-name="WW8Num22z2" style:num-suffix="." text:bullet-char="">
        <style:list-level-properties text:space-before="12.3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752cm" text:min-label-width="0.635cm"/>
        <style:text-properties style:font-name="Symbol"/>
      </text:list-level-style-bullet>
      <text:list-level-style-bullet text:level="2" text:style-name="WW8Num23z1" style:num-suffix="." text:bullet-char="o">
        <style:list-level-properties text:space-before="3.406cm" text:min-label-width="0.635cm"/>
        <style:text-properties style:font-name="Courier New1"/>
      </text:list-level-style-bullet>
      <text:list-level-style-bullet text:level="3" text:style-name="WW8Num23z2" style:num-suffix="." text:bullet-char="">
        <style:list-level-properties text:space-before="4.676cm" text:min-label-width="0.635cm"/>
        <style:text-properties style:font-name="Wingdings"/>
      </text:list-level-style-bullet>
      <text:list-level-style-bullet text:level="4" text:style-name="WW8Num23z3" style:num-suffix="." text:bullet-char="">
        <style:list-level-properties text:space-before="5.946cm" text:min-label-width="0.635cm"/>
        <style:text-properties style:font-name="Symbol"/>
      </text:list-level-style-bullet>
      <text:list-level-style-bullet text:level="5" text:style-name="WW8Num23z1" style:num-suffix="." text:bullet-char="o">
        <style:list-level-properties text:space-before="7.216cm" text:min-label-width="0.635cm"/>
        <style:text-properties style:font-name="Courier New1"/>
      </text:list-level-style-bullet>
      <text:list-level-style-bullet text:level="6" text:style-name="WW8Num23z2" style:num-suffix="." text:bullet-char="">
        <style:list-level-properties text:space-before="8.486cm" text:min-label-width="0.635cm"/>
        <style:text-properties style:font-name="Wingdings"/>
      </text:list-level-style-bullet>
      <text:list-level-style-bullet text:level="7" text:style-name="WW8Num23z3" style:num-suffix="." text:bullet-char="">
        <style:list-level-properties text:space-before="9.756cm" text:min-label-width="0.635cm"/>
        <style:text-properties style:font-name="Symbol"/>
      </text:list-level-style-bullet>
      <text:list-level-style-bullet text:level="8" text:style-name="WW8Num23z1" style:num-suffix="." text:bullet-char="o">
        <style:list-level-properties text:space-before="11.026cm" text:min-label-width="0.635cm"/>
        <style:text-properties style:font-name="Courier New1"/>
      </text:list-level-style-bullet>
      <text:list-level-style-bullet text:level="9" text:style-name="WW8Num23z2" style:num-suffix="." text:bullet-char="">
        <style:list-level-properties text:space-before="12.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7.754cm" style:type="right"/>
        </style:tab-stops>
      </style:paragraph-properties>
    </style:style>
    <style:page-layout style:name="Mpm1">
      <style:page-layout-properties fo:page-width="21.001cm" fo:page-height="29.7cm" style:num-format="1" style:print-orientation="portrait" fo:margin-top="2cm" fo:margin-bottom="1cm" fo:margin-left="1.801cm" fo:margin-right="1.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1.801cm" fo:margin-right="1.50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umber" text:outline-level="1">8</text:chapter> <text:s text:c="2"/><text:chapter text:display="name" text:outline-level="1">Appendix</text:chapter> <text:tab/><text:page-number style:num-format="1" text:select-page="current">1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esign of Fictitious Play and Related Algorithms</dc:title>
    <meta:initial-creator>Ivan Alles</meta:initial-creator>
    <meta:creation-date>2010-09-20T16:24:13</meta:creation-date>
    <dc:creator>Ivan Alles</dc:creator>
    <dc:date>2011-09-06T15:35:06.84</dc:date>
    <meta:editing-cycles>701</meta:editing-cycles>
    <meta:editing-duration>PT60H13M17S</meta:editing-duration>
    <meta:document-statistic meta:table-count="10" meta:image-count="0" meta:object-count="0" meta:page-count="19" meta:paragraph-count="381" meta:word-count="3313" meta:character-count="21867"/>
    <meta:user-defined meta:name="Info 1"/>
    <meta:user-defined meta:name="Info 2"/>
    <meta:user-defined meta:name="Info 3"/>
    <meta:user-defined meta:name="Info 4"/>
  </office:meta>
</office:document-meta>
</file>